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co1" style:family="table-column">
      <style:table-column-properties fo:break-before="auto" style:column-width="3.3673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9354in"/>
    </style:style>
    <style:style style:name="co4" style:family="table-column">
      <style:table-column-properties fo:break-before="auto" style:column-width="3.0575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53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2.5366in"/>
    </style:style>
    <style:style style:name="co11" style:family="table-column">
      <style:table-column-properties fo:break-before="auto" style:column-width="1.1673in"/>
    </style:style>
    <style:style style:name="co12" style:family="table-column">
      <style:table-column-properties fo:break-before="auto" style:column-width="2.7874in"/>
    </style:style>
    <style:style style:name="co13" style:family="table-column">
      <style:table-column-properties fo:break-before="auto" style:column-width="3.8193in"/>
    </style:style>
    <style:style style:name="co14" style:family="table-column">
      <style:table-column-properties fo:break-before="auto" style:column-width="2.122in"/>
    </style:style>
    <style:style style:name="co15" style:family="table-column">
      <style:table-column-properties fo:break-before="auto" style:column-width="0.7508in"/>
    </style:style>
    <style:style style:name="co16" style:family="table-column">
      <style:table-column-properties fo:break-before="auto" style:column-width="0.8681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0.6917in"/>
    </style:style>
    <style:style style:name="co19" style:family="table-column">
      <style:table-column-properties fo:break-before="auto" style:column-width="2.3882in"/>
    </style:style>
    <style:style style:name="co20" style:family="table-column">
      <style:table-column-properties fo:break-before="auto" style:column-width="2.398in"/>
    </style:style>
    <style:style style:name="co21" style:family="table-column">
      <style:table-column-properties fo:break-before="auto" style:column-width="4.8839in"/>
    </style:style>
    <style:style style:name="co22" style:family="table-column">
      <style:table-column-properties fo:break-before="auto" style:column-width="4.1429in"/>
    </style:style>
    <style:style style:name="co23" style:family="table-column">
      <style:table-column-properties fo:break-before="auto" style:column-width="0.6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992in" fo:break-before="auto" style:use-optimal-row-height="true"/>
    </style:style>
    <style:style style:name="ro6" style:family="table-row">
      <style:table-row-properties style:row-height="0.339in" fo:break-before="auto" style:use-optimal-row-height="true"/>
    </style:style>
    <style:style style:name="ro7" style:family="table-row">
      <style:table-row-properties style:row-height="0.8193in" fo:break-before="auto" style:use-optimal-row-height="true"/>
    </style:style>
    <style:style style:name="ro8" style:family="table-row">
      <style:table-row-properties style:row-height="0.6591in" fo:break-before="auto" style:use-optimal-row-height="true"/>
    </style:style>
    <style:style style:name="ro9" style:family="table-row">
      <style:table-row-properties style:row-height="0.9799in" fo:break-before="auto" style:use-optimal-row-height="true"/>
    </style:style>
    <style:style style:name="ro10" style:family="table-row">
      <style:table-row-properties style:row-height="1.7807in" fo:break-before="auto" style:use-optimal-row-height="true"/>
    </style:style>
    <style:style style:name="ro11" style:family="table-row">
      <style:table-row-properties style:row-height="1.1398in" fo:break-before="auto" style:use-optimal-row-height="true"/>
    </style:style>
    <style:style style:name="ro12" style:family="table-row">
      <style:table-row-properties style:row-height="0.2256in" fo:break-before="auto" style:use-optimal-row-height="true"/>
    </style:style>
    <style:style style:name="ro13" style:family="table-row">
      <style:table-row-properties style:row-height="0.848in" fo:break-before="auto" style:use-optimal-row-height="true"/>
    </style:style>
    <style:style style:name="ro14" style:family="table-row">
      <style:table-row-properties style:row-height="1.2626in" fo:break-before="auto" style:use-optimal-row-height="true"/>
    </style:style>
    <style:style style:name="ro15" style:family="table-row">
      <style:table-row-properties style:row-height="0.4335in" fo:break-before="auto" style:use-optimal-row-height="true"/>
    </style:style>
    <style:style style:name="ro16" style:family="table-row">
      <style:table-row-properties style:row-height="0.6402in" fo:break-before="auto" style:use-optimal-row-height="true"/>
    </style:style>
    <style:style style:name="ro17" style:family="table-row">
      <style:table-row-properties style:row-height="1.0547in" fo:break-before="auto" style:use-optimal-row-height="true"/>
    </style:style>
    <style:style style:name="ro18" style:family="table-row">
      <style:table-row-properties style:row-height="1.6772in" fo:break-before="auto" style:use-optimal-row-height="true"/>
    </style:style>
    <style:style style:name="ro19" style:family="table-row">
      <style:table-row-properties style:row-height="1.4693in" fo:break-before="auto" style:use-optimal-row-height="true"/>
    </style:style>
    <style:style style:name="ro20" style:family="table-row">
      <style:table-row-properties style:row-height="2.0929in" fo:break-before="auto" style:use-optimal-row-height="true"/>
    </style:style>
    <style:style style:name="ro21" style:family="table-row">
      <style:table-row-properties style:row-height="1.8839in" fo:break-before="auto" style:use-optimal-row-height="true"/>
    </style:style>
    <style:style style:name="ro22" style:family="table-row">
      <style:table-row-properties style:row-height="4.3717in" fo:break-before="auto" style:use-optimal-row-height="true"/>
    </style:style>
    <style:style style:name="ro23" style:family="table-row">
      <style:table-row-properties style:row-height="2.2984in" fo:break-before="auto" style:use-optimal-row-height="true"/>
    </style:style>
    <style:style style:name="ro24" style:family="table-row">
      <style:table-row-properties style:row-height="4.5791in" fo:break-before="auto" style:use-optimal-row-height="true"/>
    </style:style>
    <style:style style:name="ro25" style:family="table-row">
      <style:table-row-properties style:row-height="4.3736in" fo:break-before="auto" style:use-optimal-row-height="true"/>
    </style:style>
    <style:style style:name="ro26" style:family="table-row">
      <style:table-row-properties style:row-height="1.6783in" fo:break-before="auto" style:use-optimal-row-height="true"/>
    </style:style>
    <style:style style:name="ro27" style:family="table-row">
      <style:table-row-properties style:row-height="2.3008in" fo:break-before="auto" style:use-optimal-row-height="true"/>
    </style:style>
    <style:style style:name="ro28" style:family="table-row">
      <style:table-row-properties style:row-height="1.0571in" fo:break-before="auto" style:use-optimal-row-height="true"/>
    </style:style>
    <style:style style:name="ro29" style:family="table-row">
      <style:table-row-properties style:row-height="1.4717in" fo:break-before="auto" style:use-optimal-row-height="true"/>
    </style:style>
    <style:style style:name="ro30" style:family="table-row">
      <style:table-row-properties style:row-height="0.8492in" fo:break-before="auto" style:use-optimal-row-height="true"/>
    </style:style>
    <style:style style:name="ta1" style:family="table" style:master-page-name="PageStyle_5f_PISWAP_20_Project">
      <style:table-properties table:display="true" style:writing-mode="lr-tb"/>
    </style:style>
    <style:style style:name="ta2" style:family="table" style:master-page-name="PageStyle_5f_New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vertical-align="top"/>
      <style:text-properties style:use-window-font-color="true" style:font-name="Noto Sans1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GET"/>
    <style:style style:name="ce43" style:family="table-cell" style:parent-style-name="POST"/>
    <style:style style:name="ce44" style:family="table-cell" style:parent-style-name="PUT"/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PATCH">
      <style:table-cell-properties fo:wrap-option="wrap" style:direction="ltr" style:rotation-angle="0" style:shrink-to-fit="false" loext:vertical-justify="auto"/>
      <style:paragraph-properties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vertical-align="top"/>
      <style:text-properties style:use-window-font-color="true" style:font-name="Noto Sans1" fo:font-size="11pt" style:font-size-asian="11pt" style:font-size-complex="11pt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/>
    <style:style style:name="ce3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Noto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ext-properties style:font-name="Noto Sans1" fo:font-size="11pt" style:font-size-asian="11pt" style:font-size-complex="11pt"/>
    </style:style>
    <style:style style:name="ce61" style:family="table-cell" style:parent-style-name="Default">
      <style:text-properties style:use-window-font-color="true" style:font-name="Noto Sans1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/>
    </style:style>
    <style:style style:name="T1" style:family="text">
      <style:text-properties style:font-name="Noto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font-name="Noto Sans1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3" style:family="text">
      <style:text-properties style:font-name-asian="Linux Libertine G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Noto Sans1" style:language-complex="hi" style:country-complex="I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T&quot;;&quot;POST&quot;;&quot;PUT&quot;;&quot;PATCH&quot;;&quot;DELETE&quot;)" table:allow-empty-cell="true" table:display-list="unsorted" table:base-cell-address="Mrak.B3">
          <table:error-message table:message-type="stop" table:display="true"/>
        </table:content-validation>
        <table:content-validation table:name="val2" table:condition="of:cell-content-is-in-list(&quot;TODO&quot;;&quot;In progress&quot;;&quot;Done&quot;)" table:allow-empty-cell="true" table:display-list="unsorted" table:base-cell-address="Mrak.H3">
          <table:error-message table:message-type="stop" table:display="true"/>
        </table:content-validation>
        <table:content-validation table:name="val3" table:condition="of:cell-content-is-in-list(&quot;GET&quot;;&quot;POST&quot;;&quot;PUT&quot;;&quot;PATCH&quot;;&quot;DELETE&quot;)" table:allow-empty-cell="true" table:display-list="unsorted" table:base-cell-address="New.B1">
          <table:error-message table:message-type="stop" table:display="true"/>
        </table:content-validation>
      </table:content-validations>
      <table:table table:name="PISWAP Proje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5"/>
          <table:table-cell table:style-name="ce25" office:value-type="string" calcext:value-type="string">
            <text:p>Method</text:p>
          </table:table-cell>
          <table:table-cell table:style-name="ce25" office:value-type="string" calcext:value-type="string">
            <text:p>Input</text:p>
          </table:table-cell>
          <table:table-cell table:style-name="ce25" office:value-type="string" calcext:value-type="string">
            <text:p>Output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BE Status</text:p>
          </table:table-cell>
          <table:table-cell table:style-name="ce25" office:value-type="string" calcext:value-type="string">
            <text:p>FE Status</text:p>
          </table:table-cell>
          <table:table-cell table:style-name="ce25" office:value-type="string" calcext:value-type="string">
            <text:p>Allowed For Role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category, store</text:p>
          </table:table-cell>
          <table:table-cell table:style-name="ce20" office:value-type="string" calcext:value-type="string">
            <text:p>List of all store items (with filters)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tore item information (singular)</text:p>
          </table:table-cell>
          <table:table-cell table:style-name="ce20" office:value-type="string" calcext:value-type="string">
            <text:p>New store item ID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store item information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information about a store item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category, store, item-ids</text:p>
          </table:table-cell>
          <table:table-cell table:style-name="ce20" office:value-type="string" calcext:value-type="string">
            <text:p>List of all sale items (with filters)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ale item information (singular)</text:p>
          </table:table-cell>
          <table:table-cell table:style-name="ce20" office:value-type="string" calcext:value-type="string">
            <text:p>New sale item ID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sale item information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information about a sale item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/change-composition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Store item amount for composition change</text:p>
          </table:table-cell>
          <table:table-cell table:style-name="ce20" office:value-type="string" calcext:value-type="string">
            <text:p>Edited sale item</text:p>
          </table:table-cell>
          <table:table-cell table:style-name="ce17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tegories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List of all categories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tegori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ategory information (singular)</text:p>
          </table:table-cell>
          <table:table-cell table:style-name="ce20" office:value-type="string" calcext:value-type="string">
            <text:p>New category id</text:p>
          </table:table-cell>
          <table:table-cell table:style-name="ce20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categories/{category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ategory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20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stores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List of all stores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tore information (singular)</text:p>
          </table:table-cell>
          <table:table-cell table:style-name="ce20" office:value-type="string" calcext:value-type="string">
            <text:p>New store ID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store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move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ID of target store, array of items with numbers to move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add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add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remove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remove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set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set 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</text:p>
          </table:table-cell>
          <table:table-cell table:style-name="ce20" office:value-type="string" calcext:value-type="string">
            <text:p>DELETE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store, state</text:p>
          </table:table-cell>
          <table:table-cell table:style-name="ce20" office:value-type="string" calcext:value-type="string">
            <text:p>List of all containers (with filters)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ontainer information (singular)</text:p>
          </table:table-cell>
          <table:table-cell table:style-name="ce20" office:value-type="string" calcext:value-type="string">
            <text:p>New container ID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container information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/activate</text:p>
          </table:table-cell>
          <table:table-cell table:style-name="ce20" office:value-type="string" calcext:value-type="string">
            <text:p>POST</text:p>
          </table:table-cell>
          <table:table-cell table:style-name="ce17"/>
          <table:table-cell table:style-name="ce20" office:value-type="string" calcext:value-type="string">
            <text:p>New container stat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/deactivate</text:p>
          </table:table-cell>
          <table:table-cell table:style-name="ce20" office:value-type="string" calcext:value-type="string">
            <text:p>POST</text:p>
          </table:table-cell>
          <table:table-cell table:style-name="ce17"/>
          <table:table-cell table:style-name="ce20" office:value-type="string" calcext:value-type="string">
            <text:p>New container stat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ontainer information (changes)</text:p>
          </table:table-cell>
          <table:table-cell table:style-name="ce20" office:value-type="string" calcext:value-type="string">
            <text:p>New container stat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/write-off</text:p>
          </table:table-cell>
          <table:table-cell table:style-name="ce20" office:value-type="string" calcext:value-type="string">
            <text:p>POST</text:p>
          </table:table-cell>
          <table:table-cell table:style-name="ce20"/>
          <table:table-cell table:style-name="ce20" office:value-type="string" calcext:value-type="string">
            <text:p>New container state</text:p>
          </table:table-cell>
          <table:table-cell table:style-name="ce20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DELETE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List of all cashboxes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ashbox info</text:p>
          </table:table-cell>
          <table:table-cell table:style-name="ce20" office:value-type="string" calcext:value-type="string">
            <text:p>New cashbox id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from, until (timestamp-id or datetime, no until == now)</text:p>
          </table:table-cell>
          <table:table-cell table:style-name="ce20" office:value-type="string" calcext:value-type="string">
            <text:p>Detailed cashbox information</text:p>
          </table:table-cell>
          <table:table-cell table:style-name="ce17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ashbox info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DELETE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/timestamp</text:p>
          </table:table-cell>
          <table:table-cell table:style-name="ce20" office:value-type="string" calcext:value-type="string">
            <text:p>POST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20" office:value-type="string" calcext:value-type="string">
            <text:p>Inventura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leaderboard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from, to, user, type (per-day, per-term)</text:p>
          </table:table-cell>
          <table:table-cell table:style-name="ce17" table:number-columns-repeated="3"/>
          <table:table-cell table:style-name="ce27" office:value-type="string" calcext:value-type="string">
            <text:p>-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name, role, email</text:p>
          </table:table-cell>
          <table:table-cell table:style-name="ce20" office:value-type="string" calcext:value-type="string">
            <text:p>List of users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OST</text:p>
          </table:table-cell>
          <table:table-cell table:style-name="ce20"/>
          <table:table-cell table:style-name="ce17" table:number-columns-repeated="2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min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/{user-id}</text:p>
          </table:table-cell>
          <table:table-cell table:style-name="ce20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Detailed user information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/{user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user information (roles)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min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ransaction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 (dates)</text:p>
          </table:table-cell>
          <table:table-cell table:style-name="ce20" office:value-type="string" calcext:value-type="string">
            <text:p>List of sale transaction</text:p>
          </table:table-cell>
          <table:table-cell table:style-name="ce17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ransaction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Sale transaction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transactions/{trasaction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sale transaction information</text:p>
          </table:table-cell>
          <table:table-cell table:style-name="ce17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ransactions/{trasaction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20" office:value-type="string" calcext:value-type="string">
            <text:p>cancell transaction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login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KIS Auth stuff</text:p>
          </table:table-cell>
          <table:table-cell table:style-name="ce20" office:value-type="string" calcext:value-type="string">
            <text:p>JWT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rak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4" table:default-cell-style-name="Default"/>
        <table:table-row table:style-name="ro1">
          <table:table-cell table:style-name="ce3" table:number-columns-spanned="6" table:number-rows-spanned="1"/>
          <table:covered-table-cell table:number-columns-repeated="5" table:style-name="ce17"/>
          <table:table-cell table:style-name="ce16"/>
          <table:table-cell table:style-name="ce4"/>
          <table:table-cell table:style-name="ce11"/>
          <table:table-cell table:number-columns-repeated="1014"/>
        </table:table-row>
        <table:table-row table:style-name="ro4">
          <table:table-cell table:style-name="ce4" office:value-type="string" calcext:value-type="string">
            <text:p>Endpoint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ilters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Validation</text:p>
          </table:table-cell>
          <table:table-cell table:style-name="ce4" office:value-type="string" calcext:value-type="string">
            <text:p>Status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6" office:value-type="string" calcext:value-type="string">
            <text:p>cashboxe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deleted</text:p>
          </table:table-cell>
          <table:table-cell table:style-name="ce16" office:value-type="string" calcext:value-type="string">
            <text:p>id, name, deleted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cashbox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, deleted, page: currency_changes, total_currency_changes, stock_takings</text:p>
          </table:table-cell>
          <table:table-cell table:style-name="ce16" office:value-type="string" calcext:value-type="string">
            <text:p>creates a new cashbox + first stock-taking period recor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cashboxe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, deleted, page: currency_changes, total_currency_changes, stock_takings</text:p>
          </table:table-cell>
          <table:table-cell table:style-name="ce16" office:value-type="string" calcext:value-type="string">
            <text:p>updates a cashbox, if it was deleted, restores it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cashboxe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start_date,</text:p>
            <text:p>end_date</text:p>
          </table:table-cell>
          <table:table-cell table:style-name="ce16" office:value-type="string" calcext:value-type="string">
            <text:p>id, name, deleted, page: currency_changes, total_currency_changes, stock_taking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cashboxe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2"/>
          <table:table-cell table:style-name="ce16" office:value-type="string" calcext:value-type="string">
            <text:p>id, name, deleted, page: currency_changes, total_currency_changes, stock_takings</text:p>
          </table:table-cell>
          <table:table-cell table:style-name="ce16" office:value-type="string" calcext:value-type="string">
            <text:p>marks cashbox as delete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cashboxes/{id}/stock-taking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table:number-columns-repeated="2"/>
          <table:table-cell table:style-name="ce16" office:value-type="string" calcext:value-type="string">
            <text:p>id, name, deleted, page: currency_changes, total_currency_changes, stock_takings</text:p>
          </table:table-cell>
          <table:table-cell table:style-name="ce16" office:value-type="string" calcext:value-type="string">
            <text:p>adds a new stock-taking period record to cashbox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categorie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categori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</text:p>
          </table:table-cell>
          <table:table-cell table:style-name="ce16" office:value-type="string" calcext:value-type="string">
            <text:p>creates a new category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categorie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</text:p>
          </table:table-cell>
          <table:table-cell table:style-name="ce16" office:value-type="string" calcext:value-type="string">
            <text:p>updates a category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6" office:value-type="string" calcext:value-type="string">
            <text:p>categorie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2"/>
          <table:table-cell table:style-name="ce16" table:number-columns-repeated="2"/>
          <table:table-cell table:style-name="ce16" office:value-type="string" calcext:value-type="string">
            <text:p>removes category from all products that are in it and deletes a category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6" office:value-type="string" calcext:value-type="string">
            <text:p>compositions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sale_item_id, store_item_id, amount</text:p>
          </table:table-cell>
          <table:table-cell table:style-name="ce16"/>
          <table:table-cell table:style-name="ce16" office:value-type="string" calcext:value-type="string">
            <text:p>sale_item_id, store_item, amount</text:p>
          </table:table-cell>
          <table:table-cell table:style-name="ce16" office:value-type="string" calcext:value-type="string">
            <text:p>- if composition doesn't exist yet and amount is different from 0, creates it</text:p>
            <text:p>- if composition exists and amount is different 0, updates it</text:p>
            <text:p>- if composition exists and amount == 0, deletes it</text:p>
          </table:table-cell>
          <table:table-cell table:style-name="ce16" office:value-type="string" calcext:value-type="string">
            <text:p>sale item must exist</text:p>
            <text:p>store item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container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deleted,</text:p>
            <text:p>pipe_id</text:p>
          </table:table-cell>
          <table:table-cell table:style-name="ce16" office:value-type="string" calcext:value-type="string">
            <text:p>page:</text:p>
            <text:p>id, open_since, pipe, deleted, template, current_amount</text:p>
          </table:table-cell>
          <table:table-cell table:style-name="ce16"/>
          <table:table-cell table:style-name="ce16" office:value-type="string" calcext:value-type="string">
            <text:p>pipe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6" office:value-type="string" calcext:value-type="string">
            <text:p>container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template_id, pipe_id</text:p>
          </table:table-cell>
          <table:table-cell table:style-name="ce16"/>
          <table:table-cell table:style-name="ce18" office:value-type="string" calcext:value-type="string">
            <text:p>id, open_since, pipe, deleted, template, current_amount</text:p>
          </table:table-cell>
          <table:table-cell table:style-name="ce16" office:value-type="string" calcext:value-type="string">
            <text:p>creates a new container and store transaction that adds the item amount into it</text:p>
          </table:table-cell>
          <table:table-cell table:style-name="ce16" office:value-type="string" calcext:value-type="string">
            <text:p>template must exist</text:p>
            <text:p>pipe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6">
          <table:table-cell table:style-name="ce16" office:value-type="string" calcext:value-type="string">
            <text:p>containers/{id}</text:p>
          </table:table-cell>
          <table:table-cell table:style-name="ce16" table:content-validation-name="val1" office:value-type="string" calcext:value-type="string">
            <text:p>PATCH</text:p>
          </table:table-cell>
          <table:table-cell table:style-name="ce16" office:value-type="string" calcext:value-type="string">
            <text:p>pipe_id</text:p>
          </table:table-cell>
          <table:table-cell table:style-name="ce16" table:number-columns-repeated="2"/>
          <table:table-cell table:style-name="ce16" office:value-type="string" calcext:value-type="string">
            <text:p>patches container active pipe, if container was deleted, restores it</text:p>
          </table:table-cell>
          <table:table-cell table:style-name="ce16" office:value-type="string" calcext:value-type="string">
            <text:p>pipe must exist or be null (removing pipe)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6" office:value-type="string" calcext:value-type="string">
            <text:p>container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2"/>
          <table:table-cell table:style-name="ce18" office:value-type="string" calcext:value-type="string">
            <text:p>id, open_since, pipe, deleted, template, current_amount</text:p>
          </table:table-cell>
          <table:table-cell table:style-name="ce16" office:value-type="string" calcext:value-type="string">
            <text:p>marks container as deleted and adds store transaction that writes off the rest, changes pipe_id to null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ontainer-templat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deleted,</text:p>
            <text:p>contained_item_id</text:p>
          </table:table-cell>
          <table:table-cell table:style-name="ce18" office:value-type="string" calcext:value-type="string">
            <text:p>id, name, amount, deleted, contained_item</text:p>
          </table:table-cell>
          <table:table-cell table:style-name="ce18"/>
          <table:table-cell table:style-name="ce18" office:value-type="string" calcext:value-type="string">
            <text:p>contained item must exist and must be container item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8">
          <table:table-cell table:style-name="ce16" office:value-type="string" calcext:value-type="string">
            <text:p>container-templat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, contained_item_id, item_amount</text:p>
          </table:table-cell>
          <table:table-cell table:style-name="ce16"/>
          <table:table-cell table:style-name="ce15" office:value-type="string" calcext:value-type="string">
            <text:p>id, name, amount, deleted, contained_item</text:p>
          </table:table-cell>
          <table:table-cell table:style-name="ce18" office:value-type="string" calcext:value-type="string">
            <text:p>creates a new container template</text:p>
          </table:table-cell>
          <table:table-cell table:style-name="ce21" office:value-type="string" calcext:value-type="string">
            <text:p>contained item must exist and must be container item</text:p>
            <text:p>item amount must be more than 0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8" office:value-type="string" calcext:value-type="string">
            <text:p>container-template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, contained_item_id, item_amount</text:p>
          </table:table-cell>
          <table:table-cell table:style-name="ce18" table:number-columns-repeated="2"/>
          <table:table-cell table:style-name="ce18" office:value-type="string" calcext:value-type="string">
            <text:p>updates a container template, if it was deleted, restores it</text:p>
          </table:table-cell>
          <table:table-cell table:style-name="ce16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4">
          <table:table-cell table:style-name="ce18" office:value-type="string" calcext:value-type="string">
            <text:p>container-template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3"/>
          <table:table-cell table:style-name="ce18" office:value-type="string" calcext:value-type="string">
            <text:p>marks container template as deleted</text:p>
          </table:table-cell>
          <table:table-cell table:style-name="ce18"/>
          <table:table-cell table:style-name="ce16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16" office:value-type="string" calcext:value-type="string">
            <text:p>cost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product_id, currency_id, valid_since, amount, description</text:p>
          </table:table-cell>
          <table:table-cell table:style-name="ce16"/>
          <table:table-cell table:style-name="ce16" office:value-type="string" calcext:value-type="string">
            <text:p>id, product_id, currency, valid_since, amount, description</text:p>
          </table:table-cell>
          <table:table-cell table:style-name="ce16" office:value-type="string" calcext:value-type="string">
            <text:p>creates a new currency cost for product and adds timestamp</text:p>
          </table:table-cell>
          <table:table-cell table:style-name="ce16" office:value-type="string" calcext:value-type="string">
            <text:p>product must exist</text:p>
            <text:p>currency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currencie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8" office:value-type="string" calcext:value-type="string">
            <text:p>id, name, short_name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currenci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, short_name</text:p>
          </table:table-cell>
          <table:table-cell table:style-name="ce16"/>
          <table:table-cell table:style-name="ce16" office:value-type="string" calcext:value-type="string">
            <text:p>id, name, short_name</text:p>
          </table:table-cell>
          <table:table-cell table:style-name="ce16" office:value-type="string" calcext:value-type="string">
            <text:p>creates a new currency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currencie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, short_name</text:p>
          </table:table-cell>
          <table:table-cell table:style-name="ce16"/>
          <table:table-cell table:style-name="ce16" office:value-type="string" calcext:value-type="string">
            <text:p>id, name, short_name</text:p>
          </table:table-cell>
          <table:table-cell table:style-name="ce16" office:value-type="string" calcext:value-type="string">
            <text:p>updates a currency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16" office:value-type="string" calcext:value-type="string">
            <text:p>currency-change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account_id,</text:p>
            <text:p>cancelled,</text:p>
            <text:p>start_date,</text:p>
            <text:p>end_date</text:p>
          </table:table-cell>
          <table:table-cell table:style-name="ce16" office:value-type="string" calcext:value-type="string">
            <text:p>page:</text:p>
            <text:p>currency, sale_transaction_id, account_id, amount, cancelled</text:p>
          </table:table-cell>
          <table:table-cell table:style-name="ce16"/>
          <table:table-cell table:style-name="ce16" office:value-type="string" calcext:value-type="string">
            <text:p>account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discount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deleted</text:p>
          </table:table-cell>
          <table:table-cell table:style-name="ce16" office:value-type="string" calcext:value-type="string">
            <text:p>id, name, deleted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8" office:value-type="string" calcext:value-type="string">
            <text:p>discount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9" office:value-type="string" calcext:value-type="string">
            <text:p>name, script</text:p>
          </table:table-cell>
          <table:table-cell table:style-name="ce18"/>
          <table:table-cell table:style-name="ce16" office:value-type="string" calcext:value-type="string">
            <text:p>id, name, deleted, page: discount_usages</text:p>
          </table:table-cell>
          <table:table-cell table:style-name="ce19" table:number-columns-repeated="2"/>
          <table:table-cell table:style-name="ce18" table:content-validation-name="val2" office:value-type="string" calcext:value-type="string">
            <text:p>TODO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16" office:value-type="string" calcext:value-type="string">
            <text:p>discount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, deleted, page: discount_usage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8" office:value-type="string" calcext:value-type="string">
            <text:p>discount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9"/>
          <table:table-cell table:style-name="ce18"/>
          <table:table-cell table:style-name="ce16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restores a deleted discount</text:p>
          </table:table-cell>
          <table:table-cell table:style-name="ce18"/>
          <table:table-cell table:style-name="ce16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18" office:value-type="string" calcext:value-type="string">
            <text:p>discount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9"/>
          <table:table-cell table:style-name="ce18"/>
          <table:table-cell table:style-name="ce16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marks discount as deleted</text:p>
          </table:table-cell>
          <table:table-cell table:style-name="ce18"/>
          <table:table-cell table:style-name="ce16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8">
          <table:table-cell table:style-name="ce18" office:value-type="string" calcext:value-type="string">
            <text:p>discount-usag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9"/>
          <table:table-cell table:style-name="ce19" office:value-type="string" calcext:value-type="string">
            <text:p>page,</text:p>
            <text:p>page_size,</text:p>
            <text:p>discount_id,</text:p>
            <text:p>user_id</text:p>
          </table:table-cell>
          <table:table-cell table:style-name="ce18" office:value-type="string" calcext:value-type="string">
            <text:p>page:</text:p>
            <text:p>id, user, discount, timestamp</text:p>
          </table:table-cell>
          <table:table-cell table:style-name="ce19"/>
          <table:table-cell table:style-name="ce18" office:value-type="string" calcext:value-type="string">
            <text:p>discount must exist</text:p>
            <text:p>user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5">
          <table:table-cell table:style-name="ce16" office:value-type="string" calcext:value-type="string">
            <text:p>discount-usag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discount_id, user_name, sale_transaction_id</text:p>
          </table:table-cell>
          <table:table-cell table:style-name="ce16"/>
          <table:table-cell table:style-name="ce16" office:value-type="string" calcext:value-type="string">
            <text:p>id, user, discount, timestamp, usage_items</text:p>
          </table:table-cell>
          <table:table-cell table:style-name="ce16" office:value-type="string" calcext:value-type="string">
            <text:p>checks if discount can be applied, if yes, creates usage and usage items and adds timestamp</text:p>
          </table:table-cell>
          <table:table-cell table:style-name="ce16" office:value-type="string" calcext:value-type="string">
            <text:p>discount must exist</text:p>
            <text:p>sale transaction must exist and must be incomplete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6" office:value-type="string" calcext:value-type="string">
            <text:p>discount-usage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user, discount, timestamp, usage_item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imag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form file</text:p>
          </table:table-cell>
          <table:table-cell table:style-name="ce16"/>
          <table:table-cell table:style-name="ce16" office:value-type="string" calcext:value-type="string">
            <text:p>filename</text:p>
          </table:table-cell>
          <table:table-cell table:style-name="ce16" office:value-type="string" calcext:value-type="string">
            <text:p>saves image to the local images directory</text:p>
          </table:table-cell>
          <table:table-cell table:style-name="ce16" office:value-type="string" calcext:value-type="string">
            <text:p>file must be an image</text:p>
          </table:table-cell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6" office:value-type="string" calcext:value-type="string">
            <text:p>images/{filename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file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5">
          <table:table-cell table:style-name="ce16" office:value-type="string" calcext:value-type="string">
            <text:p>modifier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, image, show_on_web, modification_target_id</text:p>
          </table:table-cell>
          <table:table-cell table:style-name="ce16"/>
          <table:table-cell table:style-name="ce16" office:value-type="string" calcext:value-type="string">
            <text:p>id, name, image, show_on_web, modification_target, deleted, costs, composition</text:p>
          </table:table-cell>
          <table:table-cell table:style-name="ce16" office:value-type="string" calcext:value-type="string">
            <text:p>creates a new modifier</text:p>
          </table:table-cell>
          <table:table-cell table:style-name="ce16" office:value-type="string" calcext:value-type="string">
            <text:p>modification target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5">
          <table:table-cell table:style-name="ce16" office:value-type="string" calcext:value-type="string">
            <text:p>modifier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, image, show_on_web, modification_target_id</text:p>
          </table:table-cell>
          <table:table-cell table:style-name="ce16"/>
          <table:table-cell table:style-name="ce16" office:value-type="string" calcext:value-type="string">
            <text:p>id, name, image, show_on_web, modification_target, deleted, costs, composition</text:p>
          </table:table-cell>
          <table:table-cell table:style-name="ce16" office:value-type="string" calcext:value-type="string">
            <text:p>updates a modifier, if it was deleted, restores it</text:p>
          </table:table-cell>
          <table:table-cell table:style-name="ce16" office:value-type="string" calcext:value-type="string">
            <text:p>modification target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5">
          <table:table-cell table:style-name="ce16" office:value-type="string" calcext:value-type="string">
            <text:p>modifier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, image, show_on_web, modification_target, deleted, costs, composition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6" office:value-type="string" calcext:value-type="string">
            <text:p>modifier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3"/>
          <table:table-cell table:style-name="ce16" office:value-type="string" calcext:value-type="string">
            <text:p>marks modifier as delete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pipe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6" office:value-type="string" calcext:value-type="string">
            <text:p>pip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</text:p>
          </table:table-cell>
          <table:table-cell table:style-name="ce16" office:value-type="string" calcext:value-type="string">
            <text:p>creates a pipe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6" office:value-type="string" calcext:value-type="string">
            <text:p>pipe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</text:p>
          </table:table-cell>
          <table:table-cell table:style-name="ce16" table:number-columns-repeated="2"/>
          <table:table-cell table:style-name="ce16" office:value-type="string" calcext:value-type="string">
            <text:p>updates a pipe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6" office:value-type="string" calcext:value-type="string">
            <text:p>pipe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3"/>
          <table:table-cell table:style-name="ce16" office:value-type="string" calcext:value-type="string">
            <text:p>deletes a pipe if no container is active in it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16" office:value-type="string" calcext:value-type="string">
            <text:p>sale-item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deleted,</text:p>
            <text:p>store_id,</text:p>
            <text:p>category_id,</text:p>
            <text:p>show_on_web</text:p>
          </table:table-cell>
          <table:table-cell table:style-name="ce16" office:value-type="string" calcext:value-type="string">
            <text:p>page:</text:p>
            <text:p>id, name, image, deleted, show_on_web</text:p>
          </table:table-cell>
          <table:table-cell table:style-name="ce16"/>
          <table:table-cell table:style-name="ce16" office:value-type="string" calcext:value-type="string">
            <text:p>store must exist</text:p>
            <text:p>category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sale-item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, image, category_ids, show_on_web</text:p>
          </table:table-cell>
          <table:table-cell table:style-name="ce16"/>
          <table:table-cell table:style-name="ce16" office:value-type="string" calcext:value-type="string">
            <text:p>id, name, image, deleted, costs, show_on_web, categories, composition, available_modifiers, store_amounts</text:p>
          </table:table-cell>
          <table:table-cell table:style-name="ce16" office:value-type="string" calcext:value-type="string">
            <text:p>creates a new sale item</text:p>
          </table:table-cell>
          <table:table-cell table:style-name="ce16" office:value-type="string" calcext:value-type="string">
            <text:p>categories must all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sale-item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, image, category_ids, show_on_web</text:p>
          </table:table-cell>
          <table:table-cell table:style-name="ce16"/>
          <table:table-cell table:style-name="ce16" office:value-type="string" calcext:value-type="string">
            <text:p>id, name, image, deleted, costs, show_on_web, categories, composition, available_modifiers, store_amounts</text:p>
          </table:table-cell>
          <table:table-cell table:style-name="ce16" office:value-type="string" calcext:value-type="string">
            <text:p>updates a sale item, if it was deleted, restores it</text:p>
          </table:table-cell>
          <table:table-cell table:style-name="ce16" office:value-type="string" calcext:value-type="string">
            <text:p>categories must all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sale-item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, image, deleted, costs, show_on_web, categories, composition, available_modifiers, store_amount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ale-item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3"/>
          <table:table-cell table:style-name="ce16" office:value-type="string" calcext:value-type="string">
            <text:p>marks sale item as delete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6" office:value-type="string" calcext:value-type="string">
            <text:p>sale-transaction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16" office:value-type="string" calcext:value-type="string">
            <text:p>page:</text:p>
            <text:p>id, responsible_user, timestamp, cancelled</text:p>
          </table:table-cell>
          <table:table-cell table:style-name="ce16" office:value-type="string" calcext:value-type="string">
            <text:p>gets sale transactions ordered by timestamp and gets the specified amount from a certain start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ale-transactions/self-cancellable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page:</text:p>
            <text:p>id, responsible_user, timestamp, cancelled</text:p>
          </table:table-cell>
          <table:table-cell table:style-name="ce16" office:value-type="string" calcext:value-type="string">
            <text:p>gets sale transactions since some arbitrary amount of time (10 mins?)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0">
          <table:table-cell table:style-name="ce16" office:value-type="string" calcext:value-type="string">
            <text:p>sale-transaction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sale_transaction_items</text:p>
          </table:table-cell>
          <table:table-cell table:style-name="ce16"/>
          <table:table-cell table:style-name="ce16" office:value-type="string" calcext:value-type="string">
            <text:p>id, responsible_user, timestamp, cancelled, sale_transaction_items, store_transactions, currency_changes</text:p>
          </table:table-cell>
          <table:table-cell table:style-name="ce16" office:value-type="string" calcext:value-type="string">
            <text:p>creates a sale transaction and incomplete transaction record</text:p>
            <text:p>creates a store transaction that removes items from the store. If the items are container items, they need to have store_id set individually</text:p>
            <text:p>also creates all the transaction prices based on sale item and modifier costs</text:p>
          </table:table-cell>
          <table:table-cell table:style-name="ce16" office:value-type="string" calcext:value-type="string">
            <text:p>all sale transaction items must have valid sale items and modifiers, also amounts can't be negative. If there's a modifier with negative amount, the total amount of store items can't be negative</text:p>
            <text:p>The user that asks for the transaction can't have an incomplete transaction currently opened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16" office:value-type="string" calcext:value-type="string">
            <text:p>sale-transactions/{id}</text:p>
          </table:table-cell>
          <table:table-cell table:style-name="ce16" table:content-validation-name="val1" office:value-type="string" calcext:value-type="string">
            <text:p>PATCH</text:p>
          </table:table-cell>
          <table:table-cell table:style-name="ce16" office:value-type="string" calcext:value-type="string">
            <text:p>sale_transaction_items</text:p>
          </table:table-cell>
          <table:table-cell table:style-name="ce16"/>
          <table:table-cell table:style-name="ce16" office:value-type="string" calcext:value-type="string">
            <text:p>id, responsible_user, timestamp, cancelled, sale_transaction_items, store_transactions, currency_changes</text:p>
          </table:table-cell>
          <table:table-cell table:style-name="ce16" office:value-type="string" calcext:value-type="string">
            <text:p>adds new sale transaction items and creates relevant store transactions</text:p>
          </table:table-cell>
          <table:table-cell table:style-name="ce16" office:value-type="string" calcext:value-type="string">
            <text:p>all sale transaction items must have valid sale items and modifiers, also amounts can't be negative. Transaction must exist and have an incomplete transaction record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ale-transaction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responsible_user, timestamp, cancelled, sale_transaction_items, store_transactions, currency_change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 table:visibility="collapse">
          <table:table-cell table:style-name="ce16" office:value-type="string" calcext:value-type="string">
            <text:p>sale-transactions/{id}/commit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store_id, pipe_id</text:p>
          </table:table-cell>
          <table:table-cell table:style-name="ce16" table:number-columns-repeated="2"/>
          <table:table-cell table:style-name="ce16" office:value-type="string" calcext:value-type="string">
            <text:p>commits current sale transaction items into a store transaction:</text:p>
            <text:p>- creates a store transaction that handles all unprocessed sale transaction items</text:p>
            <text:p>- creates a store transaction for every unprocessed sale transaction item that has a container item</text:p>
          </table:table-cell>
          <table:table-cell table:style-name="ce16"/>
          <table:table-cell table:style-name="ce16" table:content-validation-name="val2" office:value-type="string" calcext:value-type="string">
            <text:p>TODO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11">
          <table:table-cell table:style-name="ce16" office:value-type="string" calcext:value-type="string">
            <text:p>sale-transactions/{id}/finish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currency_changes</text:p>
          </table:table-cell>
          <table:table-cell table:style-name="ce16"/>
          <table:table-cell table:style-name="ce16" office:value-type="string" calcext:value-type="string">
            <text:p>id, responsible_user, timestamp, cancelled, sale_transaction_items, store_transactions, currency_changes</text:p>
          </table:table-cell>
          <table:table-cell table:style-name="ce16" office:value-type="string" calcext:value-type="string">
            <text:p>processes all sale transaction items:</text:p>
            <text:p>- creates or updates currency changes for sale transaction</text:p>
            <text:p>- removes incomplete transaction record</text:p>
            <text:p>For updating, can only be done some amount of time after finishing first time</text:p>
          </table:table-cell>
          <table:table-cell table:style-name="ce16" office:value-type="string" calcext:value-type="string">
            <text:p>all currency changes must have valid accounts and currencies</text:p>
            <text:p>must be done within a certain amount of time since first finished (if was already finished)</text:p>
          </table:table-cell>
          <table:table-cell table:style-name="ce16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5">
          <table:table-cell table:style-name="ce16" office:value-type="string" calcext:value-type="string">
            <text:p>sale-transaction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2"/>
          <table:table-cell table:style-name="ce16" office:value-type="string" calcext:value-type="string">
            <text:p>id, responsible_user, timestamp, cancelled, sale_transaction_items, store_transactions, currency_changes</text:p>
          </table:table-cell>
          <table:table-cell table:style-name="ce16" office:value-type="string" calcext:value-type="string">
            <text:p>marks sale transaction and all connected entities as cancelled, if there is a incomplete transaction record, deletes it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6" office:value-type="string" calcext:value-type="string">
            <text:p>store-item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deleted,</text:p>
            <text:p>category_id,</text:p>
            <text:p>store_id</text:p>
          </table:table-cell>
          <table:table-cell table:style-name="ce16" office:value-type="string" calcext:value-type="string">
            <text:p>page:</text:p>
            <text:p>id, name, image, deleted, unit_name, barman_can_stock, is_container_item, current_costs</text:p>
          </table:table-cell>
          <table:table-cell table:style-name="ce16"/>
          <table:table-cell table:style-name="ce16" office:value-type="string" calcext:value-type="string">
            <text:p>category must exist</text:p>
            <text:p>store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-item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, image, category_ids, unit_name, barman_can_stock, is_container_item</text:p>
          </table:table-cell>
          <table:table-cell table:style-name="ce16"/>
          <table:table-cell table:style-name="ce16" office:value-type="string" calcext:value-type="string">
            <text:p>id, name, image, deleted, unit_name, barman_can_stock, is_container_item, categories, store_amounts, costs</text:p>
          </table:table-cell>
          <table:table-cell table:style-name="ce16" office:value-type="string" calcext:value-type="string">
            <text:p>creates a new store item</text:p>
          </table:table-cell>
          <table:table-cell table:style-name="ce16" office:value-type="string" calcext:value-type="string">
            <text:p>categories must all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6" office:value-type="string" calcext:value-type="string">
            <text:p>store-item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, image, category_ids, unit name, barman_can_stock, is_container_item</text:p>
          </table:table-cell>
          <table:table-cell table:style-name="ce16"/>
          <table:table-cell table:style-name="ce16" office:value-type="string" calcext:value-type="string">
            <text:p>id, name, image, deleted, unit_name, barman_can_stock, is_container_item, categories, store_amounts, costs</text:p>
          </table:table-cell>
          <table:table-cell table:style-name="ce16" office:value-type="string" calcext:value-type="string">
            <text:p>updates a store item</text:p>
          </table:table-cell>
          <table:table-cell table:style-name="ce16" office:value-type="string" calcext:value-type="string">
            <text:p>categories must all exist</text:p>
            <text:p>if changing container item, can't be in any transactions and can't have container templates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-item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, image, deleted, unit_name, barman_can_stock, is_container_item, categories, store_amounts, cost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5">
          <table:table-cell table:style-name="ce16" office:value-type="string" calcext:value-type="string">
            <text:p>store-item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2"/>
          <table:table-cell table:style-name="ce16" office:value-type="string" calcext:value-type="string">
            <text:p>id, name, image, deleted, unit_name, barman_can_stock, is_container_item, categories, store_amounts, costs</text:p>
          </table:table-cell>
          <table:table-cell table:style-name="ce16" office:value-type="string" calcext:value-type="string">
            <text:p>marks a store item as delete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6" office:value-type="string" calcext:value-type="string">
            <text:p>store-transaction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16" office:value-type="string" calcext:value-type="string">
            <text:p>page:</text:p>
            <text:p>id, responsible_user, timestamp, cancelled, transaction_reason, sale_transaction</text:p>
          </table:table-cell>
          <table:table-cell table:style-name="ce16" office:value-type="string" calcext:value-type="string">
            <text:p>gets store transactions ordered by timestamp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-transactions/self-cancellable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responsible_user, timestamp, cancelled, transaction_reason, sale_transaction</text:p>
          </table:table-cell>
          <table:table-cell table:style-name="ce16" office:value-type="string" calcext:value-type="string">
            <text:p>gets store transactions since some arbitrary amount of time (10 mins?)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1">
          <table:table-cell table:style-name="ce16" office:value-type="string" calcext:value-type="string">
            <text:p>store-transaction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store_transaction_items, transaction_reason, store_id, destionation_store_id?</text:p>
          </table:table-cell>
          <table:table-cell table:style-name="ce16"/>
          <table:table-cell table:style-name="ce16" office:value-type="string" calcext:value-type="string">
            <text:p>id, responsible_user, timestamp, cancelled, transaction_reason, sale_transaction, store_transaction_items</text:p>
          </table:table-cell>
          <table:table-cell table:style-name="ce16" office:value-type="string" calcext:value-type="string">
            <text:p>creates a store transaction</text:p>
          </table:table-cell>
          <table:table-cell table:style-name="ce16" office:value-type="string" calcext:value-type="string">
            <text:p>store transaction items must have valid store items</text:p>
            <text:p>store must exist</text:p>
            <text:p>store can't be a container</text:p>
            <text:p>if transaction reason is moving stores, destination store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store-transaction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responsible_user, timestamp, cancelled, transaction_reason, sale_transaction, store_transaction_item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6" office:value-type="string" calcext:value-type="string">
            <text:p>store-transaction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3"/>
          <table:table-cell table:style-name="ce16" office:value-type="string" calcext:value-type="string">
            <text:p>marks store transaction and all transaction items as cancelle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-item-amount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store_id</text:p>
          </table:table-cell>
          <table:table-cell table:style-name="ce16" office:value-type="string" calcext:value-type="string">
            <text:p>page:</text:p>
            <text:p>store_item_id, amount</text:p>
          </table:table-cell>
          <table:table-cell table:style-name="ce16"/>
          <table:table-cell table:style-name="ce16" office:value-type="string" calcext:value-type="string">
            <text:p>store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-transaction-item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store_id</text:p>
          </table:table-cell>
          <table:table-cell table:style-name="ce16" office:value-type="string" calcext:value-type="string">
            <text:p>page:</text:p>
            <text:p>id, store_item_id, item_amount, store_transaction, cancelled</text:p>
          </table:table-cell>
          <table:table-cell table:style-name="ce16"/>
          <table:table-cell table:style-name="ce16" office:value-type="string" calcext:value-type="string">
            <text:p>store must exist</text:p>
          </table:table-cell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tore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deleted</text:p>
          </table:table-cell>
          <table:table-cell table:style-name="ce16" office:value-type="string" calcext:value-type="string">
            <text:p>id, name, deleted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s</text:p>
          </table:table-cell>
          <table:table-cell table:style-name="ce16" table:content-validation-name="val1" office:value-type="string" calcext:value-type="string">
            <text:p>POS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, deleted, page: store_item_amounts, page: store_transaction_items</text:p>
          </table:table-cell>
          <table:table-cell table:style-name="ce16" office:value-type="string" calcext:value-type="string">
            <text:p>creates a new store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s/{id}</text:p>
          </table:table-cell>
          <table:table-cell table:style-name="ce16" table:content-validation-name="val1" office:value-type="string" calcext:value-type="string">
            <text:p>PUT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table:style-name="ce16" office:value-type="string" calcext:value-type="string">
            <text:p>id, name, deleted, page: store_item_amounts, page: store_transaction_items</text:p>
          </table:table-cell>
          <table:table-cell table:style-name="ce16" office:value-type="string" calcext:value-type="string">
            <text:p>updates a store, if it was deleted, restores it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store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name, deleted, page: store_item_amounts, page: store_transaction_item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TODO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tores/{id}</text:p>
          </table:table-cell>
          <table:table-cell table:style-name="ce16" table:content-validation-name="val1" office:value-type="string" calcext:value-type="string">
            <text:p>DELETE</text:p>
          </table:table-cell>
          <table:table-cell table:style-name="ce16" table:number-columns-repeated="3"/>
          <table:table-cell table:style-name="ce16" office:value-type="string" calcext:value-type="string">
            <text:p>marks a store as deleted</text:p>
          </table:table-cell>
          <table:table-cell table:style-name="ce16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6" office:value-type="string" calcext:value-type="string">
            <text:p>users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/>
          <table:table-cell table:style-name="ce16" office:value-type="string" calcext:value-type="string">
            <text:p>page,</text:p>
            <text:p>page_size,</text:p>
            <text:p>deleted</text:p>
          </table:table-cell>
          <table:table-cell table:style-name="ce16" office:value-type="string" calcext:value-type="string">
            <text:p>page:</text:p>
            <text:p>id, username, deleted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6" office:value-type="string" calcext:value-type="string">
            <text:p>users/{id}</text:p>
          </table:table-cell>
          <table:table-cell table:style-name="ce16" table:content-validation-name="val1" office:value-type="string" calcext:value-type="string">
            <text:p>GET</text:p>
          </table:table-cell>
          <table:table-cell table:style-name="ce16" table:number-columns-repeated="2"/>
          <table:table-cell table:style-name="ce16" office:value-type="string" calcext:value-type="string">
            <text:p>id, username, deleted, currency_amounts, page: currency_changes, page: discount_usages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 table:number-rows-repeated="947">
          <table:table-cell table:style-name="ce5" table:number-columns-repeated="8"/>
          <table:table-cell table:number-columns-repeated="1015"/>
        </table:table-row>
        <table:table-row table:style-name="ro3" table:number-rows-repeated="104755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ew" table:style-name="ta3">
        <office:forms form:automatic-focus="false" form:apply-design-mode="false"/>
        <table:table-column table:style-name="co17" table:default-cell-style-name="ce36"/>
        <table:table-column table:style-name="co18" table:default-cell-style-name="ce51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7" table:number-columns-repeated="16376" table:default-cell-style-name="ce17"/>
        <table:table-row table:style-name="ro12">
          <table:table-cell table:style-name="ce33" office:value-type="string" calcext:value-type="string">
            <text:p>Endpoint</text:p>
          </table:table-cell>
          <table:table-cell table:style-name="ce41" office:value-type="string" calcext:value-type="string">
            <text:p>Method</text:p>
          </table:table-cell>
          <table:table-cell table:style-name="ce33" office:value-type="string" calcext:value-type="string">
            <text:p>Request</text:p>
          </table:table-cell>
          <table:table-cell table:style-name="ce33" office:value-type="string" calcext:value-type="string">
            <text:p>Response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Validation</text:p>
          </table:table-cell>
          <table:table-cell table:style-name="ce33" office:value-type="string" calcext:value-type="string">
            <text:p>Status</text:p>
          </table:table-cell>
          <table:table-cell table:style-name="ce25"/>
          <table:table-cell table:number-columns-repeated="16375"/>
        </table:table-row>
        <table:table-row table:style-name="ro13">
          <table:table-cell table:style-name="ce34" office:value-type="string" calcext:value-type="string">
            <text:p>cashboxes</text:p>
          </table:table-cell>
          <table:table-cell table:style-name="ce42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deleted?</text:p>
          </table:table-cell>
          <table:table-cell table:style-name="ce34" office:value-type="string" calcext:value-type="string">
            <text:p>collection:</text:p>
            <text:p>id</text:p>
            <text:p>name</text:p>
            <text:p>deleted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cashboxes</text:p>
          </table:table-cell>
          <table:table-cell table:style-name="ce43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3">paged: stock_takings</text:span></text:p>
          </table:table-cell>
          <table:table-cell table:style-name="ce34" office:value-type="string" calcext:value-type="string">
            <text:p>creates a new cashbox + first stock-taking recor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cashboxes/{id}</text:p>
          </table:table-cell>
          <table:table-cell table:style-name="ce44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3">paged: stock_takings</text:span></text:p>
          </table:table-cell>
          <table:table-cell table:style-name="ce34" office:value-type="string" calcext:value-type="string">
            <text:p>updates a cashbox, if it was deleted, restores it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cashbox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3">paged: stock_takings</text:span>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cashbox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3">paged: stock_takings</text:span></text:p>
          </table:table-cell>
          <table:table-cell table:style-name="ce34" office:value-type="string" calcext:value-type="string">
            <text:p>marks cashbox as delete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34" office:value-type="string" calcext:value-type="string">
            <text:p>stock-taking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cashbox_id</text:p>
          </table:table-cell>
          <table:table-cell table:style-name="ce34" office:value-type="string" calcext:value-type="string">
            <text:p>paged:</text:p>
            <text:p>timestamp</text:p>
          </table:table-cell>
          <table:table-cell table:style-name="ce34"/>
          <table:table-cell table:style-name="ce34" office:value-type="string" calcext:value-type="string">
            <text:p>cashbox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34" office:value-type="string" calcext:value-type="string">
            <text:p>stock-taking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cashbox_id</text:p>
          </table:table-cell>
          <table:table-cell table:style-name="ce34" office:value-type="string" calcext:value-type="string">
            <text:p>timestamp</text:p>
          </table:table-cell>
          <table:table-cell table:style-name="ce34" office:value-type="string" calcext:value-type="string">
            <text:p>adds a new stock-taking period record to cashbox</text:p>
          </table:table-cell>
          <table:table-cell table:style-name="ce34" office:value-type="string" calcext:value-type="string">
            <text:p>cashbox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34" office:value-type="string" calcext:value-type="string">
            <text:p>categori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name?</text:p>
            <text:p>composite_id?</text:p>
            <text:p>store_item_id?</text:p>
          </table:table-cell>
          <table:table-cell table:style-name="ce34" office:value-type="string" calcext:value-type="string">
            <text:p>collection:</text:p>
            <text:p>id</text:p>
            <text:p>name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34" office:value-type="string" calcext:value-type="string">
            <text:p>categori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</table:table-cell>
          <table:table-cell table:style-name="ce34" office:value-type="string" calcext:value-type="string">
            <text:p>creates a new category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34" office:value-type="string" calcext:value-type="string">
            <text:p>categori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</table:table-cell>
          <table:table-cell table:style-name="ce34" office:value-type="string" calcext:value-type="string">
            <text:p>updates a category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34" office:value-type="string" calcext:value-type="string">
            <text:p>categori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7"/>
          <table:table-cell table:style-name="ce34"/>
          <table:table-cell table:style-name="ce34" office:value-type="string" calcext:value-type="string">
            <text:p>removes category from all products that are in it and deletes it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34" office:value-type="string" calcext:value-type="string">
            <text:p>compositions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composite_id</text:p>
            <text:p>store_item_id</text:p>
            <text:p>amount</text:p>
          </table:table-cell>
          <table:table-cell table:style-name="ce34" office:value-type="string" calcext:value-type="string">
            <text:p>composite_id</text:p>
            <text:p>store_item</text:p>
            <text:p>amount</text:p>
          </table:table-cell>
          <table:table-cell table:style-name="ce34" office:value-type="string" calcext:value-type="string">
            <text:p>- if composition doesn't exist and amount != 0, creates it</text:p>
            <text:p>- if composition exists and amount != 0, updates it</text:p>
            <text:p>- if composition exists and amount == 0, deletes it</text:p>
          </table:table-cell>
          <table:table-cell table:style-name="ce34" office:value-type="string" calcext:value-type="string">
            <text:p>composite must exist</text:p>
            <text:p>store item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5" office:value-type="string" calcext:value-type="string">
            <text:p>container-templates</text:p>
          </table:table-cell>
          <table:table-cell table:style-name="ce46" table:content-validation-name="val1" office:value-type="string" calcext:value-type="string">
            <text:p>GET</text:p>
          </table:table-cell>
          <table:table-cell table:style-name="ce35" office:value-type="string" calcext:value-type="string">
            <text:p>paged:</text:p>
            <text:p>deleted?</text:p>
            <text:p>contained_item_id?</text:p>
          </table:table-cell>
          <table:table-cell table:style-name="ce35" office:value-type="string" calcext:value-type="string">
            <text:p>paged:</text:p>
            <text:p>id</text:p>
            <text:p>name</text:p>
            <text:p>amount</text:p>
            <text:p>deleted</text:p>
          </table:table-cell>
          <table:table-cell table:style-name="ce35"/>
          <table:table-cell table:style-name="ce35" office:value-type="string" calcext:value-type="string">
            <text:p>contained item must exist and must be container item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4">
          <table:table-cell table:style-name="ce34" office:value-type="string" calcext:value-type="string">
            <text:p>container-templates</text:p>
          </table:table-cell>
          <table:table-cell table:style-name="ce47" table:content-validation-name="val1" office:value-type="string" calcext:value-type="string">
            <text:p>POST</text:p>
          </table:table-cell>
          <table:table-cell table:style-name="ce34" office:value-type="string" calcext:value-type="string">
            <text:p>name</text:p>
            <text:p>contained_item_id</text:p>
            <text:p>amount</text:p>
          </table:table-cell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creates a new container template</text:p>
          </table:table-cell>
          <table:table-cell table:style-name="ce35" office:value-type="string" calcext:value-type="string">
            <text:p>contained item must exist and must be container item</text:p>
            <text:p>amount must be more than 0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style-name="ce60" table:number-columns-repeated="16376"/>
        </table:table-row>
        <table:table-row table:style-name="ro14">
          <table:table-cell table:style-name="ce35" office:value-type="string" calcext:value-type="string">
            <text:p>container-templates/{id}</text:p>
          </table:table-cell>
          <table:table-cell table:style-name="ce46" table:content-validation-name="val1" office:value-type="string" calcext:value-type="string">
            <text:p>PUT</text:p>
          </table:table-cell>
          <table:table-cell table:style-name="ce35" office:value-type="string" calcext:value-type="string">
            <text:p>name</text:p>
            <text:p>contained_item_id</text:p>
            <text:p>amount</text:p>
          </table:table-cell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updates a container template, if it was deleted, restores it</text:p>
          </table:table-cell>
          <table:table-cell table:style-name="ce34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4">
          <table:table-cell table:style-name="ce35" office:value-type="string" calcext:value-type="string">
            <text:p>container-templates/{id}</text:p>
          </table:table-cell>
          <table:table-cell table:style-name="ce46" table:content-validation-name="val1" office:value-type="string" calcext:value-type="string">
            <text:p>DELETE</text:p>
          </table:table-cell>
          <table:table-cell table:style-name="ce35"/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marks container template as deleted</text:p>
          </table:table-cell>
          <table:table-cell table:style-name="ce35" office:value-type="string" calcext:value-type="string">
            <text:p>can’t have any non-deleted instances</text:p>
          </table:table-cell>
          <table:table-cell table:style-name="ce58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8">
          <table:table-cell table:style-name="ce34" office:value-type="string" calcext:value-type="string">
            <text:p>containers</text:p>
          </table:table-cell>
          <table:table-cell table:style-name="ce48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deleted?</text:p>
            <text:p>pipe_id?</text:p>
            <text:p>store_id?</text:p>
            <text:p>template_id?</text:p>
          </table:table-cell>
          <table:table-cell table:style-name="ce34" office:value-type="string" calcext:value-type="string">
            <text:p>paged:</text:p>
            <text:p>id</text:p>
            <text:p>template</text:p>
            <text:p>deleted</text:p>
            <text:p>store_id</text:p>
            <text:p>pipe?</text:p>
            <text:p>open_since</text:p>
            <text:p>bad</text:p>
          </table:table-cell>
          <table:table-cell table:style-name="ce34"/>
          <table:table-cell table:style-name="ce34" office:value-type="string" calcext:value-type="string">
            <text:p>pipe must exist or be null</text:p>
            <text:p>store must exist or be null</text:p>
            <text:p>template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style-name="ce61" table:number-columns-repeated="16376"/>
        </table:table-row>
        <table:table-row table:style-name="ro18">
          <table:table-cell table:style-name="ce34" office:value-type="string" calcext:value-type="string">
            <text:p>containers</text:p>
          </table:table-cell>
          <table:table-cell table:style-name="ce48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template_id</text:p>
            <text:p>amount</text:p>
            <text:p>cost</text:p>
            <text:p>store_id</text:p>
          </table:table-cell>
          <table:table-cell table:style-name="ce34" office:value-type="string" calcext:value-type="string">
            <text:p>collection:</text:p>
            <text:p>id</text:p>
            <text:p>template</text:p>
            <text:p>deleted</text:p>
            <text:p>store</text:p>
            <text:p>pipe?</text:p>
            <text:p>open_since</text:p>
            <text:p>bad</text:p>
          </table:table-cell>
          <table:table-cell table:style-name="ce34" office:value-type="string" calcext:value-type="string">
            <text:p>creates a specified amount of containers according to the provided template. Also creates store transaction to add the specified store item amount into each of them</text:p>
          </table:table-cell>
          <table:table-cell table:style-name="ce34" office:value-type="string" calcext:value-type="string">
            <text:p>template must exist</text:p>
            <text:p>amount must be greater than 0</text:p>
            <text:p>store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style-name="ce61" table:number-columns-repeated="16376"/>
        </table:table-row>
        <table:table-row table:style-name="ro19">
          <table:table-cell table:style-name="ce34" office:value-type="string" calcext:value-type="string">
            <text:p>containers/{id}</text:p>
          </table:table-cell>
          <table:table-cell table:style-name="ce49" table:content-validation-name="val3" office:value-type="string" calcext:value-type="string">
            <text:p>PATCH</text:p>
          </table:table-cell>
          <table:table-cell table:style-name="ce34" office:value-type="string" calcext:value-type="string">
            <text:p>pipe_id?</text:p>
            <text:p>bad</text:p>
            <text:p>deleted</text:p>
          </table:table-cell>
          <table:table-cell table:style-name="ce34" office:value-type="string" calcext:value-type="string">
            <text:p>id</text:p>
            <text:p>template</text:p>
            <text:p>deleted</text:p>
            <text:p>store</text:p>
            <text:p>pipe?</text:p>
            <text:p>open_since</text:p>
            <text:p>bad</text:p>
          </table:table-cell>
          <table:table-cell table:style-name="ce34" office:value-type="string" calcext:value-type="string">
            <text:p>patches container</text:p>
          </table:table-cell>
          <table:table-cell table:style-name="ce34" office:value-type="string" calcext:value-type="string">
            <text:p>pipe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cos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store_item_id</text:p>
          </table:table-cell>
          <table:table-cell table:style-name="ce34" office:value-type="string" calcext:value-type="string">
            <text:p>paged:</text:p>
            <text:p>id</text:p>
            <text:p>store_item_id</text:p>
            <text:p>valid_since</text:p>
            <text:p>amount</text:p>
            <text:p>description?</text:p>
          </table:table-cell>
          <table:table-cell table:style-name="ce34"/>
          <table:table-cell table:style-name="ce34" office:value-type="string" calcext:value-type="string">
            <text:p>store item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cost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store_item_id</text:p>
            <text:p>valid_since</text:p>
            <text:p>amount</text:p>
            <text:p>description?</text:p>
          </table:table-cell>
          <table:table-cell table:style-name="ce34" office:value-type="string" calcext:value-type="string">
            <text:p>id</text:p>
            <text:p>store_item_id</text:p>
            <text:p>valid_since</text:p>
            <text:p>amount</text:p>
            <text:p>description?</text:p>
          </table:table-cell>
          <table:table-cell table:style-name="ce34" office:value-type="string" calcext:value-type="string">
            <text:p>creates a new cost for product</text:p>
          </table:table-cell>
          <table:table-cell table:style-name="ce34" office:value-type="string" calcext:value-type="string">
            <text:p>store item must exist</text:p>
            <text:p>currency must exist</text:p>
            <text:p>validity must start later than the current time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currenci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deleted?</text:p>
          </table:table-cell>
          <table:table-cell table:style-name="ce35" office:value-type="string" calcext:value-type="string">
            <text:p>collection:</text:p>
            <text:p>id</text:p>
            <text:p>name</text:p>
            <text:p>short_name</text:p>
            <text:p>conversion_rate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currenci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  <text:p>short_name</text:p>
            <text:p>conversion_rate</text:p>
          </table:table-cell>
          <table:table-cell table:style-name="ce3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34" office:value-type="string" calcext:value-type="string">
            <text:p>creates a new currency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currenci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  <text:p>short_name</text:p>
            <text:p>conversion_rate</text:p>
          </table:table-cell>
          <table:table-cell table:style-name="ce3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34" office:value-type="string" calcext:value-type="string">
            <text:p>updates a currency, if it was deleted, restores it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currenci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34" office:value-type="string" calcext:value-type="string">
            <text:p>marks currency as delete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currency-chang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account_id</text:p>
            <text:p>cancelled?</text:p>
            <text:p>currrency_id?</text:p>
            <text:p>start_date?</text:p>
            <text:p>end_date?</text:p>
          </table:table-cell>
          <table:table-cell table:style-name="ce34" office:value-type="string" calcext:value-type="string">
            <text:p>paged:</text:p>
            <text:p>currency</text:p>
            <text:p>sale_transaction_id account_id</text:p>
            <text:p>amount cancelled</text:p>
            <text:p>timestamp</text:p>
          </table:table-cell>
          <table:table-cell table:style-name="ce34"/>
          <table:table-cell table:style-name="ce34" office:value-type="string" calcext:value-type="string">
            <text:p>account must exist</text:p>
            <text:p>currency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currency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account_id</text:p>
            <text:p>cancelled?</text:p>
            <text:p>currency_id?</text:p>
            <text:p>start_date?</text:p>
            <text:p>end_date?</text:p>
          </table:table-cell>
          <table:table-cell table:style-name="ce34" office:value-type="string" calcext:value-type="string">
            <text:p>collection:</text:p>
            <text:p>account_id</text:p>
            <text:p>currency_id</text:p>
            <text:p>amount</text:p>
          </table:table-cell>
          <table:table-cell table:style-name="ce34"/>
          <table:table-cell table:style-name="ce34" office:value-type="string" calcext:value-type="string">
            <text:p>account must exist</text:p>
            <text:p>currency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34" office:value-type="string" calcext:value-type="string">
            <text:p>imag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form file</text:p>
          </table:table-cell>
          <table:table-cell table:style-name="ce34" office:value-type="string" calcext:value-type="string">
            <text:p>filename</text:p>
          </table:table-cell>
          <table:table-cell table:style-name="ce34" office:value-type="string" calcext:value-type="string">
            <text:p>saves image to the local images directory</text:p>
          </table:table-cell>
          <table:table-cell table:style-name="ce34" office:value-type="string" calcext:value-type="string">
            <text:p>file must be an image</text:p>
          </table:table-cell>
          <table:table-cell table:style-name="ce34" table:content-validation-name="val2" office:value-type="string" calcext:value-type="string">
            <text:p>Done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2">
          <table:table-cell table:style-name="ce34" office:value-type="string" calcext:value-type="string">
            <text:p>images/{filename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file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Done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6">
          <table:table-cell table:style-name="ce34" office:value-type="string" calcext:value-type="string">
            <text:p>pip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collection:</text:p>
            <text:p>id</text:p>
            <text:p>name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5">
          <table:table-cell table:style-name="ce34" office:value-type="string" calcext:value-type="string">
            <text:p>pip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</table:table-cell>
          <table:table-cell table:style-name="ce34" office:value-type="string" calcext:value-type="string">
            <text:p>creates a pipe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5">
          <table:table-cell table:style-name="ce34" office:value-type="string" calcext:value-type="string">
            <text:p>pip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</table:table-cell>
          <table:table-cell table:style-name="ce34" office:value-type="string" calcext:value-type="string">
            <text:p>updates a pipe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2">
          <table:table-cell table:style-name="ce34" office:value-type="string" calcext:value-type="string">
            <text:p>pip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 table:number-columns-repeated="2"/>
          <table:table-cell table:style-name="ce34" office:value-type="string" calcext:value-type="string">
            <text:p>deletes a pipe</text:p>
          </table:table-cell>
          <table:table-cell table:style-name="ce34" office:value-type="string" calcext:value-type="string">
            <text:p>pipe can’t have any containers in i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8">
          <table:table-cell table:style-name="ce34" office:value-type="string" calcext:value-type="string">
            <text:p>sale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<text:span text:style-name="T1">paged:</text:span></text:p>
            <text:p><text:span text:style-name="T2">name?</text:span></text:p>
            <text:p>deleted?</text:p>
            <text:p>category_id?</text:p>
          </table:table-cell>
          <table:table-cell table:style-name="ce34" office:value-type="string" calcext:value-type="string">
            <text:p>paged:</text:p>
            <text:p>id</text:p>
            <text:p>name</text:p>
            <text:p>image?</text:p>
            <text:p>deleted</text:p>
            <text:p>margin_percent</text:p>
            <text:p>margin_static</text:p>
            <text:p>print_type</text:p>
          </table:table-cell>
          <table:table-cell table:style-name="ce34"/>
          <table:table-cell table:style-name="ce34" office:value-type="string" calcext:value-type="string">
            <text:p>category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34" office:value-type="string" calcext:value-type="string">
            <text:p>sale-item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  <text:p>image?</text:p>
            <text:p>category_ids</text:p>
            <text:p>margin_percent</text:p>
            <text:p>margin_static</text:p>
            <text:p>print_type</text:p>
          </table:table-cell>
          <table:table-cell table:style-name="ce3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34" office:value-type="string" calcext:value-type="string">
            <text:p>creates a new sale item</text:p>
          </table:table-cell>
          <table:table-cell table:style-name="ce34" office:value-type="string" calcext:value-type="string">
            <text:p>categories must all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3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  <text:p>image?</text:p>
            <text:p>category_ids</text:p>
            <text:p>margin_percent</text:p>
            <text:p>margin_static</text:p>
            <text:p>print_type</text:p>
          </table:table-cell>
          <table:table-cell table:style-name="ce3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34" office:value-type="string" calcext:value-type="string">
            <text:p>updates a sale item, if it was deleted, restores it</text:p>
          </table:table-cell>
          <table:table-cell table:style-name="ce34" office:value-type="string" calcext:value-type="string">
            <text:p>categories must all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3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3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34" office:value-type="string" calcext:value-type="string">
            <text:p>marks sale item as delete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1">
          <table:table-cell table:style-name="ce34" office:value-type="string" calcext:value-type="string">
            <text:p>sale-transaction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start_date?</text:p>
            <text:p>end_date?</text:p>
            <text:p>cancelled?</text:p>
            <text:p>only_self_cancellable</text:p>
          </table:table-cell>
          <table:table-cell table:style-name="ce34" office:value-type="string" calcext:value-type="string">
            <text:p>page:</text:p>
            <text:p>id</text:p>
            <text:p>note</text:p>
            <text:p>responsible_user(</text:p>
            <text:p>  id</text:p>
            <text:p>  name</text:p>
            <text:p>)</text:p>
            <text:p>timestamp</text:p>
            <text:p>cancelled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34" office:value-type="string" calcext:value-type="string">
            <text:p>sale-transaction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currency_id</text:p>
            <text:p>currency_amount</text:p>
            <text:p>cashbox_id</text:p>
            <text:p>customer_id</text:p>
            <text:p><text:span text:style-name="T1">discount_ids</text:span></text:p>
            <text:p>note?</text:p>
          </table:table-cell>
          <table:table-cell table:style-name="ce3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<text:span text:style-name="T1">sale_transaction_items(</text:span></text:p>
            <text:p><text:span text:style-name="T1">  sale_item_id</text:span></text:p>
            <text:p><text:span text:style-name="T1">  amount</text:span></text:p>
            <text:p><text:span text:style-name="T1">  price</text:span></text:p>
            <text:p><text:span text:style-name="T1">  price_changes</text:span></text:p>
            <text:p><text:span text:style-name="T1">  modifier_amounts(</text:span></text:p>
            <text:p><text:span text:style-name="T1">    modifier_id</text:span></text:p>
            <text:p><text:span text:style-name="T1">    amount</text:span></text:p>
            <text:p><text:span text:style-name="T1">  )</text:span></text:p>
            <text:p><text:span text:style-name="T1">)</text:span></text:p>
            <text:p>store_transaction_ids</text:p>
            <text:p>currency_changes</text:p>
            <text:p>opened_by?</text:p>
          </table:table-cell>
          <table:table-cell table:style-name="ce34" office:value-type="string" calcext:value-type="string">
            <text:p>creates a sale transaction</text:p>
            <text:p>creates a store transaction that removes items from the store</text:p>
            <text:p>creates currency changes</text:p>
            <text:p>handles prestige calculation</text:p>
            <text:p><text:span text:style-name="T1">in cache, automatically recalculates amounts of given store items and affected composite items in the given store</text:span></text:p>
          </table:table-cell>
          <table:table-cell table:style-name="ce34" office:value-type="string" calcext:value-type="string">
            <text:p>all sale items must exist</text:p>
            <text:p>all modifiers must exist</text:p>
            <text:p>store must exist</text:p>
            <text:p>all amounts need to be greater than zero</text:p>
            <text:p>there must be enough currency to pay for all of the sale transaction items</text:p>
            <text:p>cashbox must exist</text:p>
            <text:p>currency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34" office:value-type="string" calcext:value-type="string">
            <text:p>sale-transactions/check_pric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discount_ids</text:p>
          </table:table-cell>
          <table:table-cell table:style-name="ce34" office:value-type="string" calcext:value-type="string"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total_price</text:p>
          </table:table-cell>
          <table:table-cell table:style-name="ce34"/>
          <table:table-cell table:style-name="ce34" office:value-type="string" calcext:value-type="string">
            <text:p>all sale items must exist</text:p>
            <text:p>all modifiers must exist</text:p>
            <text:p>all amounts need to be greater than zero</text:p>
            <text:p>all discounts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34" office:value-type="string" calcext:value-type="string">
            <text:p>sale-transactions/{id}/check_pric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discount_ids</text:p>
          </table:table-cell>
          <table:table-cell table:style-name="ce34" office:value-type="string" calcext:value-type="string"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total_price</text:p>
          </table:table-cell>
          <table:table-cell table:style-name="ce34"/>
          <table:table-cell table:style-name="ce34" office:value-type="string" calcext:value-type="string">
            <text:p>all discounts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4">
          <table:table-cell table:style-name="ce34" office:value-type="string" calcext:value-type="string">
            <text:p>sale-transactions/open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assign_to_creator</text:p>
            <text:p>note?</text:p>
          </table:table-cell>
          <table:table-cell table:style-name="ce3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<text:span text:style-name="T1">sale_transaction_items(</text:span></text:p>
            <text:p><text:span text:style-name="T1">  sale_item_id</text:span></text:p>
            <text:p><text:span text:style-name="T1">  amount</text:span></text:p>
            <text:p><text:span text:style-name="T1">  price</text:span></text:p>
            <text:p><text:span text:style-name="T1">  price_changes</text:span></text:p>
            <text:p><text:span text:style-name="T1">  modifier_amounts(</text:span></text:p>
            <text:p><text:span text:style-name="T1">    modifier_id</text:span></text:p>
            <text:p><text:span text:style-name="T1">    amount</text:span></text:p>
            <text:p><text:span text:style-name="T1">    price</text:span></text:p>
            <text:p><text:span text:style-name="T1">  )</text:span></text:p>
            <text:p><text:span text:style-name="T1">)</text:span></text:p>
            <text:p>store_transaction_ids</text:p>
            <text:p>currency_changes</text:p>
            <text:p>opened_by?</text:p>
          </table:table-cell>
          <table:table-cell table:style-name="ce34" office:value-type="string" calcext:value-type="string">
            <text:p>creates a sale transaction</text:p>
            <text:p>creates a store transaction that removes items from the store</text:p>
            <text:p><text:span text:style-name="T1">in cache, automatically recalculates amounts of given store items and affected composite items in the given store</text:span></text:p>
          </table:table-cell>
          <table:table-cell table:style-name="ce34" office:value-type="string" calcext:value-type="string">
            <text:p>all sale items must exist</text:p>
            <text:p>all modifiers must exist</text:p>
            <text:p>store must exist</text:p>
            <text:p>all amounts need to be greater than zero</text:p>
            <text:p>if not assigned to creator, note must be specified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34" office:value-type="string" calcext:value-type="string">
            <text:p>sale-transactions/{id}/clos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<text:span text:style-name="T1">currency_id</text:span></text:p>
            <text:p><text:span text:style-name="T1">currency_amount</text:span></text:p>
            <text:p><text:span text:style-name="T1">cashbox_id</text:span></text:p>
            <text:p><text:span text:style-name="T2">customer_id</text:span></text:p>
            <text:p><text:span text:style-name="T1">note?</text:span></text:p>
            <text:p><text:span text:style-name="T2">discount_ids</text:span></text:p>
          </table:table-cell>
          <table:table-cell table:style-name="ce3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34" office:value-type="string" calcext:value-type="string">
            <text:p>removes the “opened by” field from the sale transaction</text:p>
            <text:p>creates currency changes</text:p>
            <text:p>handles prestige calculation</text:p>
          </table:table-cell>
          <table:table-cell table:style-name="ce34" office:value-type="string" calcext:value-type="string">
            <text:p>sale transaction must be open</text:p>
            <text:p><text:span text:style-name="T1">there must be enough currency to pay for all of the sale transaction items</text:span></text:p>
            <text:p><text:span text:style-name="T1">cashbox must exist</text:span></text:p>
            <text:p><text:span text:style-name="T2">currency must exist</text:span></text:p>
            <text:p><text:span text:style-name="T3">all discounts must exit</text:span>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34" office:value-type="string" calcext:value-type="string">
            <text:p>sale-transactions/{id}</text:p>
          </table:table-cell>
          <table:table-cell table:style-name="ce45" table:content-validation-name="val3" office:value-type="string" calcext:value-type="string">
            <text:p>PATCH</text:p>
          </table:table-cell>
          <table:table-cell table:style-name="ce3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note?</text:p>
          </table:table-cell>
          <table:table-cell table:style-name="ce3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34" office:value-type="string" calcext:value-type="string">
            <text:p>adds new sale transaction items</text:p>
            <text:p>creates relevant store transactions</text:p>
            <text:p><text:span text:style-name="T1">in cache, automatically recalculates amounts of given store items and affected composite items in the given store</text:span></text:p>
          </table:table-cell>
          <table:table-cell table:style-name="ce34" office:value-type="string" calcext:value-type="string">
            <text:p>sale transaction must be open</text:p>
            <text:p>all sale items must exist</text:p>
            <text:p>all modifiers must exist</text:p>
            <text:p>store must exist</text:p>
            <text:p>all amounts need to be greater than zero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34" office:value-type="string" calcext:value-type="string">
            <text:p>sale-transactions/{id}</text:p>
          </table:table-cell>
          <table:table-cell table:style-name="ce50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34" office:value-type="string" calcext:value-type="string">
            <text:p>sale-transaction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/>
          <table:table-cell table:style-name="ce3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34" office:value-type="string" calcext:value-type="string">
            <text:p>marks sale transaction and all connected entities as cancelled</text:p>
            <text:p>if it’s opened, closes it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34" office:value-type="string" calcext:value-type="string">
            <text:p>store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name?</text:p>
            <text:p>deleted?</text:p>
            <text:p>category_id?</text:p>
            <text:p>store_id?</text:p>
          </table:table-cell>
          <table:table-cell table:style-name="ce34" office:value-type="string" calcext:value-type="string">
            <text:p>paged:</text:p>
            <text:p>id</text:p>
            <text:p>name</text:p>
            <text:p>deleted</text:p>
            <text:p>unit_name</text:p>
            <text:p>is_container_item</text:p>
          </table:table-cell>
          <table:table-cell table:style-name="ce34"/>
          <table:table-cell table:style-name="ce34" office:value-type="string" calcext:value-type="string">
            <text:p>category must exist or be null</text:p>
            <text:p>store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6">
          <table:table-cell table:style-name="ce34" office:value-type="string" calcext:value-type="string">
            <text:p>store-item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  <text:p>category_ids</text:p>
            <text:p>unit_name</text:p>
            <text:p>is_container_item</text:p>
          </table:table-cell>
          <table:table-cell table:style-name="ce3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34" office:value-type="string" calcext:value-type="string">
            <text:p>creates a new store item</text:p>
          </table:table-cell>
          <table:table-cell table:style-name="ce34" office:value-type="string" calcext:value-type="string">
            <text:p>categories must all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8">
          <table:table-cell table:style-name="ce3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  <text:p>category_ids</text:p>
            <text:p>unit_name</text:p>
            <text:p>is_container_item</text:p>
          </table:table-cell>
          <table:table-cell table:style-name="ce3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34" office:value-type="string" calcext:value-type="string">
            <text:p>updates a store item, if it was deleted, restores it</text:p>
          </table:table-cell>
          <table:table-cell table:style-name="ce34" office:value-type="string" calcext:value-type="string">
            <text:p>categories must all exist</text:p>
            <text:p>if changing whether it’s a container item, can't be in any transactions and can't have container templates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6">
          <table:table-cell table:style-name="ce3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style-name="ce21" table:number-columns-repeated="19"/>
          <table:table-cell table:number-columns-repeated="16357"/>
        </table:table-row>
        <table:table-row table:style-name="ro26">
          <table:table-cell table:style-name="ce3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34" office:value-type="string" calcext:value-type="string">
            <text:p>marks a store item as delete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34" office:value-type="string" calcext:value-type="string">
            <text:p>store-transaction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start_date?</text:p>
            <text:p>end_date?</text:p>
            <text:p>cancelled?</text:p>
            <text:p>only-self-cancellable</text:p>
          </table:table-cell>
          <table:table-cell table:style-name="ce34" office:value-type="string" calcext:value-type="string">
            <text:p>paged:</text:p>
            <text:p>id</text:p>
            <text:p>responsible_user timestamp</text:p>
            <text:p>cancelled</text:p>
            <text:p>transaction_reason</text:p>
            <text:p>sale_transaction?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34" office:value-type="string" calcext:value-type="string">
            <text:p>store-transaction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store_transaction_items(</text:p>
            <text:p>  store_item_id</text:p>
            <text:p>  amount</text:p>
            <text:p>  cost?</text:p>
            <text:p>)</text:p>
            <text:p>transaction_reason</text:p>
            <text:p>store_id</text:p>
            <text:p>destionation_store_id?</text:p>
            <text:p>update_costs</text:p>
          </table:table-cell>
          <table:table-cell table:style-name="ce3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34" office:value-type="string" calcext:value-type="string">
            <text:p>creates a store transaction</text:p>
            <text:p>if update costs is true, also automatically updates costs of all the included store transaction items</text:p>
            <text:p>in cache, automatically recalculates amounts of given store items and affected composite items in the given store</text:p>
          </table:table-cell>
          <table:table-cell table:style-name="ce34" office:value-type="string" calcext:value-type="string">
            <text:p>all store items must exist</text:p>
            <text:p>store must exist</text:p>
            <text:p>if transaction reason is moving stores, destination store must exist</text:p>
            <text:p>if transaction reason is adding to store, all transaction items must have a co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7">
          <table:table-cell table:style-name="ce34" office:value-type="string" calcext:value-type="string">
            <text:p>store-transaction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34" office:value-type="string" calcext:value-type="string">
            <text:p>store-transaction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 office:value-type="string" calcext:value-type="string">
            <text:p>update_costs</text:p>
          </table:table-cell>
          <table:table-cell table:style-name="ce3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34" office:value-type="string" calcext:value-type="string">
            <text:p>marks store transaction and all transaction items as cancelled</text:p>
            <text:p>if update costs is true, also automatically updates costs of all the included store transaction items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34" office:value-type="string" calcext:value-type="string">
            <text:p>sale-item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store_id</text:p>
            <text:p>category_id?</text:p>
          </table:table-cell>
          <table:table-cell table:style-name="ce34" office:value-type="string" calcext:value-type="string">
            <text:p>paged:</text:p>
            <text:p>sale_item</text:p>
            <text:p>amount</text:p>
          </table:table-cell>
          <table:table-cell table:style-name="ce34"/>
          <table:table-cell table:style-name="ce34" office:value-type="string" calcext:value-type="string">
            <text:p>store must exist</text:p>
            <text:p>category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34" office:value-type="string" calcext:value-type="string">
            <text:p>store-item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store_id</text:p>
            <text:p>category_id?</text:p>
          </table:table-cell>
          <table:table-cell table:style-name="ce34" office:value-type="string" calcext:value-type="string">
            <text:p>paged:</text:p>
            <text:p>store_item</text:p>
            <text:p>amount</text:p>
          </table:table-cell>
          <table:table-cell table:style-name="ce34"/>
          <table:table-cell table:style-name="ce34" office:value-type="string" calcext:value-type="string">
            <text:p>store must exist</text:p>
            <text:p>category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4" office:value-type="string" calcext:value-type="string">
            <text:p>store-transaction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store_id</text:p>
          </table:table-cell>
          <table:table-cell table:style-name="ce34" office:value-type="string" calcext:value-type="string">
            <text:p>page:</text:p>
            <text:p>id, store_item_id, item_amount, store_transaction, cancelled</text:p>
          </table:table-cell>
          <table:table-cell table:style-name="ce34"/>
          <table:table-cell table:style-name="ce34" office:value-type="string" calcext:value-type="string">
            <text:p>store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34" office:value-type="string" calcext:value-type="string">
            <text:p>stor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deleted?</text:p>
          </table:table-cell>
          <table:table-cell table:style-name="ce34" office:value-type="string" calcext:value-type="string">
            <text:p>collection:</text:p>
            <text:p>id</text:p>
            <text:p>name</text:p>
            <text:p>deleted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34" office:value-type="string" calcext:value-type="string">
            <text:p>stor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34" office:value-type="string" calcext:value-type="string">
            <text:p>creates a new store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3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34" office:value-type="string" calcext:value-type="string">
            <text:p>updates a store, if it was deleted, restores it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3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3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34" office:value-type="string" calcext:value-type="string">
            <text:p>marks a store as delete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34" office:value-type="string" calcext:value-type="string">
            <text:p>us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deleted?</text:p>
            <text:p>username?</text:p>
          </table:table-cell>
          <table:table-cell table:style-name="ce34" office:value-type="string" calcext:value-type="string">
            <text:p>paged:</text:p>
            <text:p>id</text:p>
            <text:p>username</text:p>
            <text:p>deleted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34" office:value-type="string" calcext:value-type="string">
            <text:p>user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username</text:p>
            <text:p>deleted</text:p>
            <text:p>currency_amounts</text:p>
            <text:p>page: currency_changes</text:p>
            <text:p>collection: currency_amounts</text:p>
            <text:p>page: discount_usage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34" office:value-type="string" calcext:value-type="string">
            <text:p>layouts</text:p>
          </table:table-cell>
          <table:table-cell table:content-validation-name="val3" office:value-type="string" calcext:value-type="string">
            <text:p>GET</text:p>
          </table:table-cell>
          <table:table-cell/>
          <table:table-cell office:value-type="string" calcext:value-type="string">
            <text:p>collection:</text:p>
            <text:p>id</text:p>
            <text:p>name</text:p>
            <text:p>imag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3">
          <table:table-cell table:style-name="ce34" office:value-type="string" calcext:value-type="string">
            <text:p>layouts</text:p>
          </table:table-cell>
          <table:table-cell table:content-validation-name="val3" office:value-type="string" calcext:value-type="string">
            <text:p>POS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  <text:p>layout_items</text:p>
          </table:table-cell>
          <table:table-cell table:style-name="ce39" office:value-type="string" calcext:value-type="string">
            <text:p>creates a layout</text:p>
          </table:table-cell>
          <table:table-cell/>
          <table:table-cell office:value-type="string" calcext:value-type="string">
            <text:p>TODO</text:p>
          </table:table-cell>
          <table:table-cell table:style-name="ce40"/>
          <table:table-cell table:number-columns-repeated="18"/>
          <table:table-cell table:style-name="Default" table:number-columns-repeated="16357"/>
        </table:table-row>
        <table:table-row table:style-name="ro13">
          <table:table-cell table:style-name="ce34" office:value-type="string" calcext:value-type="string">
            <text:p>layouts</text:p>
          </table:table-cell>
          <table:table-cell table:content-validation-name="val3" office:value-type="string" calcext:value-type="string">
            <text:p>PU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  <text:p>layout_items</text:p>
          </table:table-cell>
          <table:table-cell table:style-name="ce39" office:value-type="string" calcext:value-type="string">
            <text:p>updates a layout</text:p>
          </table:table-cell>
          <table:table-cell/>
          <table:table-cell office:value-type="string" calcext:value-type="string">
            <text:p>TODO</text:p>
          </table:table-cell>
          <table:table-cell table:style-name="ce40"/>
          <table:table-cell table:number-columns-repeated="18"/>
          <table:table-cell table:style-name="Default" table:number-columns-repeated="16357"/>
        </table:table-row>
        <table:table-row table:style-name="ro13">
          <table:table-cell table:style-name="ce34" office:value-type="string" calcext:value-type="string">
            <text:p>layouts/{id}</text:p>
          </table:table-cell>
          <table:table-cell table:content-validation-name="val3" office:value-type="string" calcext:value-type="string">
            <text:p>GET</text:p>
          </table:table-cell>
          <table:table-cell/>
          <table:table-cell office:value-type="string" calcext:value-type="string">
            <text:p>id</text:p>
            <text:p>name</text:p>
            <text:p>image</text:p>
            <text:p>layout item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6">
          <table:table-cell table:style-name="ce34" office:value-type="string" calcext:value-type="string">
            <text:p>layouts/{id}</text:p>
          </table:table-cell>
          <table:table-cell table:content-validation-name="val3" office:value-type="string" calcext:value-type="string">
            <text:p>POS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</table:table-cell>
          <table:table-cell office:value-type="string" calcext:value-type="string">
            <text:p>updates a layout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2">
          <table:table-cell table:style-name="ce34" office:value-type="string" calcext:value-type="string">
            <text:p>layouts/{id}</text:p>
          </table:table-cell>
          <table:table-cell table:content-validation-name="val3"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deletes a layout and all its layout items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7">
          <table:table-cell table:style-name="ce34" office:value-type="string" calcext:value-type="string">
            <text:p>layout-items</text:p>
          </table:table-cell>
          <table:table-cell table:content-validation-name="val3" office:value-type="string" calcext:value-type="string">
            <text:p>PUT</text:p>
          </table:table-cell>
          <table:table-cell office:value-type="string" calcext:value-type="string">
            <text:p>type</text:p>
            <text:p>target_id</text:p>
            <text:p>layout_id</text:p>
            <text:p>x</text:p>
            <text:p>y</text:p>
          </table:table-cell>
          <table:table-cell/>
          <table:table-cell office:value-type="string" calcext:value-type="string">
            <text:p>creates/updates a layout item on the given layout</text:p>
          </table:table-cell>
          <table:table-cell office:value-type="string" calcext:value-type="string">
            <text:p>target must exist</text:p>
            <text:p>layout must exist</text:p>
            <text:p>x and y must be in certain range</text:p>
          </table:table-cell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6">
          <table:table-cell table:style-name="ce34" office:value-type="string" calcext:value-type="string">
            <text:p>layout-items</text:p>
          </table:table-cell>
          <table:table-cell table:content-validation-name="val3" office:value-type="string" calcext:value-type="string">
            <text:p>DELETE</text:p>
          </table:table-cell>
          <table:table-cell office:value-type="string" calcext:value-type="string">
            <text:p>layout_id</text:p>
            <text:p>x</text:p>
            <text:p>y</text:p>
          </table:table-cell>
          <table:table-cell/>
          <table:table-cell office:value-type="string" calcext:value-type="string">
            <text:p>deletes a layout item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9">
          <table:table-cell table:style-name="ce34" office:value-type="string" calcext:value-type="string">
            <text:p>modifi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name?</text:p>
            <text:p>deleted?</text:p>
            <text:p>category_id?</text:p>
          </table:table-cell>
          <table:table-cell table:style-name="ce34" office:value-type="string" calcext:value-type="string">
            <text:p>paged:</text:p>
            <text:p>id</text:p>
            <text:p>name</text:p>
            <text:p>image?</text:p>
            <text:p>margin_percent</text:p>
            <text:p>margin_static</text:p>
            <text:p>deleted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29">
          <table:table-cell table:style-name="ce34" office:value-type="string" calcext:value-type="string">
            <text:p>modifier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34" office:value-type="string" calcext:value-type="string">
            <text:p>name</text:p>
            <text:p>image?</text:p>
            <text:p>margin_percent</text:p>
            <text:p>margin_static</text:p>
            <text:p>target_ids</text:p>
          </table:table-cell>
          <table:table-cell table:style-name="ce3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34" office:value-type="string" calcext:value-type="string">
            <text:p>creates a new modifier</text:p>
          </table:table-cell>
          <table:table-cell table:style-name="ce34" office:value-type="string" calcext:value-type="string">
            <text:p>modification target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29">
          <table:table-cell table:style-name="ce3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34" office:value-type="string" calcext:value-type="string">
            <text:p>name</text:p>
            <text:p>image?</text:p>
            <text:p>margin_percent</text:p>
            <text:p>margin_static</text:p>
            <text:p>target_ids</text:p>
          </table:table-cell>
          <table:table-cell table:style-name="ce3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34" office:value-type="string" calcext:value-type="string">
            <text:p>updates a modifier, if it was deleted, restores it</text:p>
          </table:table-cell>
          <table:table-cell table:style-name="ce34" office:value-type="string" calcext:value-type="string">
            <text:p>modification target must exist</text:p>
          </table:table-cell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29">
          <table:table-cell table:style-name="ce3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2">
          <table:table-cell table:style-name="ce3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4" table:number-columns-repeated="2"/>
          <table:table-cell table:style-name="ce34" office:value-type="string" calcext:value-type="string">
            <text:p>marks modifier as deleted</text:p>
          </table:table-cell>
          <table:table-cell table:style-name="ce34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34" office:value-type="string" calcext:value-type="string">
            <text:p>disc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 office:value-type="string" calcext:value-type="string">
            <text:p>paged:</text:p>
            <text:p>deleted? </text:p>
          </table:table-cell>
          <table:table-cell table:style-name="ce34" office:value-type="string" calcext:value-type="string">
            <text:p>id</text:p>
            <text:p>name</text:p>
            <text:p>deleted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35" office:value-type="string" calcext:value-type="string">
            <text:p>discounts</text:p>
          </table:table-cell>
          <table:table-cell table:style-name="ce52" table:content-validation-name="val3" office:value-type="string" calcext:value-type="string">
            <text:p>POST</text:p>
          </table:table-cell>
          <table:table-cell table:style-name="ce38" office:value-type="string" calcext:value-type="string">
            <text:p>name</text:p>
            <text:p>script</text:p>
          </table:table-cell>
          <table:table-cell table:style-name="ce3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creates a discount</text:p>
          </table:table-cell>
          <table:table-cell table:style-name="ce38"/>
          <table:table-cell table:style-name="ce3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30">
          <table:table-cell table:style-name="ce34" office:value-type="string" calcext:value-type="string">
            <text:p>discount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35" office:value-type="string" calcext:value-type="string">
            <text:p>discounts/{id}</text:p>
          </table:table-cell>
          <table:table-cell table:style-name="ce52" table:content-validation-name="val3" office:value-type="string" calcext:value-type="string">
            <text:p>PUT</text:p>
          </table:table-cell>
          <table:table-cell table:style-name="ce38"/>
          <table:table-cell table:style-name="ce3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restores a deleted discount</text:p>
          </table:table-cell>
          <table:table-cell table:style-name="ce35"/>
          <table:table-cell table:style-name="ce3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30">
          <table:table-cell table:style-name="ce35" office:value-type="string" calcext:value-type="string">
            <text:p>discounts/{id}</text:p>
          </table:table-cell>
          <table:table-cell table:style-name="ce52" table:content-validation-name="val3" office:value-type="string" calcext:value-type="string">
            <text:p>DELETE</text:p>
          </table:table-cell>
          <table:table-cell table:style-name="ce38"/>
          <table:table-cell table:style-name="ce3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marks discount as deleted</text:p>
          </table:table-cell>
          <table:table-cell table:style-name="ce35"/>
          <table:table-cell table:style-name="ce3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17">
          <table:table-cell table:style-name="ce35" office:value-type="string" calcext:value-type="string">
            <text:p>discount-usages</text:p>
          </table:table-cell>
          <table:table-cell table:style-name="ce52" table:content-validation-name="val3" office:value-type="string" calcext:value-type="string">
            <text:p>GET</text:p>
          </table:table-cell>
          <table:table-cell table:style-name="ce38" office:value-type="string" calcext:value-type="string">
            <text:p>paged:</text:p>
            <text:p>discount_id?</text:p>
            <text:p>user_id?</text:p>
          </table:table-cell>
          <table:table-cell table:style-name="ce35" office:value-type="string" calcext:value-type="string">
            <text:p>paged:</text:p>
            <text:p>id</text:p>
            <text:p>user</text:p>
            <text:p>discount</text:p>
            <text:p>timestamp</text:p>
          </table:table-cell>
          <table:table-cell table:style-name="ce38"/>
          <table:table-cell table:style-name="ce35" office:value-type="string" calcext:value-type="string">
            <text:p>discount must exist or be null</text:p>
            <text:p>user must exist or be null</text:p>
          </table:table-cell>
          <table:table-cell table:style-name="ce3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17">
          <table:table-cell table:style-name="ce34" office:value-type="string" calcext:value-type="string">
            <text:p>discount-usag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34"/>
          <table:table-cell table:style-name="ce35" office:value-type="string" calcext:value-type="string">
            <text:p>id</text:p>
            <text:p>user</text:p>
            <text:p>discount</text:p>
            <text:p>timestamp</text:p>
            <text:p>price_changes</text:p>
          </table:table-cell>
          <table:table-cell table:style-name="ce34" table:number-columns-repeated="2"/>
          <table:table-cell table:style-name="ce3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" table:number-rows-repeated="7">
          <table:table-cell table:style-name="Default"/>
          <table:table-cell table:style-name="ce53"/>
          <table:table-cell table:style-name="Default" table:number-columns-repeated="24"/>
          <table:table-cell table:number-columns-repeated="16357"/>
        </table:table-row>
        <table:table-row table:style-name="ro1" table:number-rows-repeated="933">
          <table:table-cell table:style-name="ce34"/>
          <table:table-cell table:content-validation-name="val3"/>
          <table:table-cell table:number-columns-repeated="16381"/>
        </table:table-row>
        <table:table-row table:style-name="ro1" table:number-rows-repeated="1047548">
          <table:table-cell/>
          <table:table-cell table:content-validation-name="val3"/>
          <table:table-cell table:number-columns-repeated="16381"/>
        </table:table-row>
        <table:table-row table:style-name="ro1">
          <table:table-cell/>
          <table:table-cell table:content-validation-name="val3"/>
          <table:table-cell table:number-columns-repeated="16381"/>
        </table:table-row>
        <calcext:conditional-formats>
          <calcext:conditional-format calcext:target-range-address="New.B48:New.B1048576 New.B1:New.B46">
            <calcext:condition calcext:apply-style-name="GET" calcext:value="contains-text(&quot;GET&quot;)" calcext:base-cell-address="New.B1"/>
          </calcext:conditional-format>
          <calcext:conditional-format calcext:target-range-address="New.B48:New.B1048576 New.B1:New.B46">
            <calcext:condition calcext:apply-style-name="POST" calcext:value="contains-text(&quot;POST&quot;)" calcext:base-cell-address="New.B1"/>
          </calcext:conditional-format>
          <calcext:conditional-format calcext:target-range-address="New.B48:New.B1048576 New.B1:New.B46">
            <calcext:condition calcext:apply-style-name="PUT" calcext:value="contains-text(&quot;PUT&quot;)" calcext:base-cell-address="New.B1"/>
          </calcext:conditional-format>
          <calcext:conditional-format calcext:target-range-address="New.B48:New.B1048576 New.B1:New.B46">
            <calcext:condition calcext:apply-style-name="DELETE" calcext:value="contains-text(&quot;DELETE&quot;)" calcext:base-cell-address="New.B1"/>
          </calcext:conditional-format>
          <calcext:conditional-format calcext:target-range-address="New.B48:New.B1048576 New.B1:New.B46">
            <calcext:condition calcext:apply-style-name="PATCH" calcext:value="contains-text(&quot;PATCH&quot;)" calcext:base-cell-address="New.B1"/>
          </calcext:conditional-format>
          <calcext:conditional-format calcext:target-range-address="New.B47:New.B47">
            <calcext:condition calcext:apply-style-name="GET" calcext:value="contains-text(&quot;GET&quot;)" calcext:base-cell-address="New.B47"/>
          </calcext:conditional-format>
          <calcext:conditional-format calcext:target-range-address="New.B47:New.B47">
            <calcext:condition calcext:apply-style-name="POST" calcext:value="contains-text(&quot;POST&quot;)" calcext:base-cell-address="New.B47"/>
          </calcext:conditional-format>
          <calcext:conditional-format calcext:target-range-address="New.B47:New.B47">
            <calcext:condition calcext:apply-style-name="PUT" calcext:value="contains-text(&quot;PUT&quot;)" calcext:base-cell-address="New.B47"/>
          </calcext:conditional-format>
          <calcext:conditional-format calcext:target-range-address="New.B47:New.B47">
            <calcext:condition calcext:apply-style-name="DELETE" calcext:value="contains-text(&quot;DELETE&quot;)" calcext:base-cell-address="New.B47"/>
          </calcext:conditional-format>
          <calcext:conditional-format calcext:target-range-address="New.B47:New.B47">
            <calcext:condition calcext:apply-style-name="PATCH" calcext:value="contains-text(&quot;PATCH&quot;)" calcext:base-cell-address="New.B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time-style style:name="N131"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diagonal-bl-tr="none" style:diagonal-tl-br="none" style:rotation-align="none" style:vertical-align="top"/>
      <style:text-properties style:use-window-font-color="true" style:font-name="Noto Sans" fo:font-family="'Noto Sans'" style:font-style-name="Regular" style:font-family-generic="swiss" style:font-pitch="variable" fo:font-size="11pt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29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style:style style:name="GET" style:family="table-cell" style:parent-style-name="Method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OST" style:family="table-cell" style:parent-style-name="Method">
      <style:table-cell-properties fo:background-color="#81d41a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UT" style:family="table-cell" style:parent-style-name="Method">
      <style:table-cell-properties fo:background-color="#ff8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ATCH" style:family="table-cell" style:parent-style-name="Method">
      <style:table-cell-properties fo:background-color="#ffff00" style:diagonal-bl-tr="none" style:diagonal-tl-br="none" style:text-align-source="fix" style:repeat-content="false" style:vertical-align="middle"/>
      <style:paragraph-properties fo:text-align="center"/>
    </style:style>
    <style:style style:name="Method" style:family="table-cell" style:parent-style-name="Default">
      <style:table-cell-properties fo:background-color="#ffffff" style:diagonal-bl-tr="none" style:diagonal-tl-br="none" style:text-align-source="fix" style:repeat-content="false" style:vertical-align="middle"/>
      <style:paragraph-properties fo:text-align="center"/>
      <style:text-properties style:use-window-font-color="true" style:font-name="Noto Sans" fo:font-family="'Noto Sans'" style:font-style-name="Regular" style:font-family-generic="swiss" style:font-pitch="variable" fo:font-size="11pt"/>
    </style:style>
    <style:style style:name="DELETE" style:family="table-cell" style:parent-style-name="Method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9:57:33.838098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" style:display-name="PageStyle_N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SWAP_20_Project" style:display-name="PageStyle_PISWAP 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28T18:35:51.213510486</dc:date>
    <meta:editing-duration>PT11M24S</meta:editing-duration>
    <meta:editing-cycles>4</meta:editing-cycles>
    <meta:document-statistic meta:table-count="3" meta:cell-count="1208" meta:object-count="0"/>
  </office:meta>
</office:document-meta>
</file>